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6" style:family="table-column">
      <style:table-column-properties fo:break-before="auto" style:column-width="4.05cm"/>
    </style:style>
    <style:style style:name="co77" style:family="table-column">
      <style:table-column-properties fo:break-before="auto" style:column-width="6.77cm"/>
    </style:style>
    <style:style style:name="co78" style:family="table-column">
      <style:table-column-properties fo:break-before="auto" style:column-width="7.297cm"/>
    </style:style>
    <style:style style:name="co5" style:family="table-column">
      <style:table-column-properties fo:break-before="auto" style:column-width="7.047cm"/>
    </style:style>
    <style:style style:name="co79" style:family="table-column">
      <style:table-column-properties fo:break-before="auto" style:column-width="13.208cm"/>
    </style:style>
    <style:style style:name="co80" style:family="table-column">
      <style:table-column-properties fo:break-before="auto" style:column-width="8.546cm"/>
    </style:style>
    <style:style style:name="co81" style:family="table-column">
      <style:table-column-properties fo:break-before="auto" style:column-width="6.382cm"/>
    </style:style>
    <style:style style:name="co10" style:family="table-column">
      <style:table-column-properties fo:break-before="auto" style:column-width="6.216cm"/>
    </style:style>
    <style:style style:name="co82" style:family="table-column">
      <style:table-column-properties fo:break-before="auto" style:column-width="5.188cm"/>
    </style:style>
    <style:style style:name="co9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383cm"/>
    </style:style>
    <style:style style:name="co84" style:family="table-column">
      <style:table-column-properties fo:break-before="auto" style:column-width="5.493cm"/>
    </style:style>
    <style:style style:name="co85" style:family="table-column">
      <style:table-column-properties fo:break-before="auto" style:column-width="9.407cm"/>
    </style:style>
    <style:style style:name="co86" style:family="table-column">
      <style:table-column-properties fo:break-before="auto" style:column-width="12.07cm"/>
    </style:style>
    <style:style style:name="co87" style:family="table-column">
      <style:table-column-properties fo:break-before="auto" style:column-width="13.624cm"/>
    </style:style>
    <style:style style:name="co88" style:family="table-column">
      <style:table-column-properties fo:break-before="auto" style:column-width="10.933cm"/>
    </style:style>
    <style:style style:name="co18" style:family="table-column">
      <style:table-column-properties fo:break-before="auto" style:column-width="3.328cm"/>
    </style:style>
    <style:style style:name="co89" style:family="table-column">
      <style:table-column-properties fo:break-before="auto" style:column-width="5.604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771cm"/>
    </style:style>
    <style:style style:name="co22" style:family="table-column">
      <style:table-column-properties fo:break-before="auto" style:column-width="8.657cm"/>
    </style:style>
    <style:style style:name="co23" style:family="table-column">
      <style:table-column-properties fo:break-before="auto" style:column-width="5.632cm"/>
    </style:style>
    <style:style style:name="co24" style:family="table-column">
      <style:table-column-properties fo:break-before="auto" style:column-width="8.908cm"/>
    </style:style>
    <style:style style:name="co25" style:family="table-column">
      <style:table-column-properties fo:break-before="auto" style:column-width="11.488cm"/>
    </style:style>
    <style:style style:name="co26" style:family="table-column">
      <style:table-column-properties fo:break-before="auto" style:column-width="6.63cm"/>
    </style:style>
    <style:style style:name="co27" style:family="table-column">
      <style:table-column-properties fo:break-before="auto" style:column-width="5.244cm"/>
    </style:style>
    <style:style style:name="co28" style:family="table-column">
      <style:table-column-properties fo:break-before="auto" style:column-width="5.909cm"/>
    </style:style>
    <style:style style:name="co29" style:family="table-column">
      <style:table-column-properties fo:break-before="auto" style:column-width="4.911cm"/>
    </style:style>
    <style:style style:name="co30" style:family="table-column">
      <style:table-column-properties fo:break-before="auto" style:column-width="7.354cm"/>
    </style:style>
    <style:style style:name="co31" style:family="table-column">
      <style:table-column-properties fo:break-before="auto" style:column-width="6.105cm"/>
    </style:style>
    <style:style style:name="co32" style:family="table-column">
      <style:table-column-properties fo:break-before="auto" style:column-width="11.737cm"/>
    </style:style>
    <style:style style:name="co33" style:family="table-column">
      <style:table-column-properties fo:break-before="auto" style:column-width="12.099cm"/>
    </style:style>
    <style:style style:name="co34" style:family="table-column">
      <style:table-column-properties fo:break-before="auto" style:column-width="6.853cm"/>
    </style:style>
    <style:style style:name="co35" style:family="table-column">
      <style:table-column-properties fo:break-before="auto" style:column-width="5.466cm"/>
    </style:style>
    <style:style style:name="co36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5.161cm"/>
    </style:style>
    <style:style style:name="co38" style:family="table-column">
      <style:table-column-properties fo:break-before="auto" style:column-width="7.713cm"/>
    </style:style>
    <style:style style:name="co39" style:family="table-column">
      <style:table-column-properties fo:break-before="auto" style:column-width="11.765cm"/>
    </style:style>
    <style:style style:name="co40" style:family="table-column">
      <style:table-column-properties fo:break-before="auto" style:column-width="13.929cm"/>
    </style:style>
    <style:style style:name="co41" style:family="table-column">
      <style:table-column-properties fo:break-before="auto" style:column-width="6.604cm"/>
    </style:style>
    <style:style style:name="co42" style:family="table-column">
      <style:table-column-properties fo:break-before="auto" style:column-width="4.634cm"/>
    </style:style>
    <style:style style:name="co74" style:family="table-column">
      <style:table-column-properties fo:break-before="auto" style:column-width="4.662cm"/>
    </style:style>
    <style:style style:name="co75" style:family="table-column">
      <style:table-column-properties fo:break-before="auto" style:column-width="6.465cm"/>
    </style:style>
    <style:style style:name="co45" style:family="table-column">
      <style:table-column-properties fo:break-before="auto" style:column-width="8.269cm"/>
    </style:style>
    <style:style style:name="co90" style:family="table-column">
      <style:table-column-properties fo:break-before="auto" style:column-width="9.491cm"/>
    </style:style>
    <style:style style:name="co91" style:family="table-column">
      <style:table-column-properties fo:break-before="auto" style:column-width="1.859cm"/>
    </style:style>
    <style:style style:name="co49" style:family="table-column">
      <style:table-column-properties fo:break-before="auto" style:column-width="4.217cm"/>
    </style:style>
    <style:style style:name="co50" style:family="table-column">
      <style:table-column-properties fo:break-before="auto" style:column-width="5.883cm"/>
    </style:style>
    <style:style style:name="co51" style:family="table-column">
      <style:table-column-properties fo:break-before="auto" style:column-width="7.103cm"/>
    </style:style>
    <style:style style:name="co52" style:family="table-column">
      <style:table-column-properties fo:break-before="auto" style:column-width="8.38cm"/>
    </style:style>
    <style:style style:name="co53" style:family="table-column">
      <style:table-column-properties fo:break-before="auto" style:column-width="3.773cm"/>
    </style:style>
    <style:style style:name="co54" style:family="table-column">
      <style:table-column-properties fo:break-before="auto" style:column-width="3.413cm"/>
    </style:style>
    <style:style style:name="co55" style:family="table-column">
      <style:table-column-properties fo:break-before="auto" style:column-width="6.436cm"/>
    </style:style>
    <style:style style:name="co56" style:family="table-column">
      <style:table-column-properties fo:break-before="auto" style:column-width="3.995cm"/>
    </style:style>
    <style:style style:name="co57" style:family="table-column">
      <style:table-column-properties fo:break-before="auto" style:column-width="4.745cm"/>
    </style:style>
    <style:style style:name="co58" style:family="table-column">
      <style:table-column-properties fo:break-before="auto" style:column-width="9.601cm"/>
    </style:style>
    <style:style style:name="co59" style:family="table-column">
      <style:table-column-properties fo:break-before="auto" style:column-width="8.991cm"/>
    </style:style>
    <style:style style:name="co60" style:family="table-column">
      <style:table-column-properties fo:break-before="auto" style:column-width="9.379cm"/>
    </style:style>
    <style:style style:name="co61" style:family="table-column">
      <style:table-column-properties fo:break-before="auto" style:column-width="4.161cm"/>
    </style:style>
    <style:style style:name="co62" style:family="table-column">
      <style:table-column-properties fo:break-before="auto" style:column-width="5.272cm"/>
    </style:style>
    <style:style style:name="co63" style:family="table-column">
      <style:table-column-properties fo:break-before="auto" style:column-width="4.383cm"/>
    </style:style>
    <style:style style:name="co64" style:family="table-column">
      <style:table-column-properties fo:break-before="auto" style:column-width="3.134cm"/>
    </style:style>
    <style:style style:name="co65" style:family="table-column">
      <style:table-column-properties fo:break-before="auto" style:column-width="6.048cm"/>
    </style:style>
    <style:style style:name="co66" style:family="table-column">
      <style:table-column-properties fo:break-before="auto" style:column-width="5.577cm"/>
    </style:style>
    <style:style style:name="co67" style:family="table-column">
      <style:table-column-properties fo:break-before="auto" style:column-width="9.447cm"/>
    </style:style>
    <style:style style:name="co68" style:family="table-column">
      <style:table-column-properties fo:break-before="auto" style:column-width="7.602cm"/>
    </style:style>
    <style:style style:name="co69" style:family="table-column">
      <style:table-column-properties fo:break-before="auto" style:column-width="4.411cm"/>
    </style:style>
    <style:style style:name="co70" style:family="table-column">
      <style:table-column-properties fo:break-before="auto" style:column-width="9.185cm"/>
    </style:style>
    <style:style style:name="co71" style:family="table-column">
      <style:table-column-properties fo:break-before="auto" style:column-width="7.77cm"/>
    </style:style>
    <style:style style:name="co72" style:family="table-column">
      <style:table-column-properties fo:break-before="auto" style:column-width="10.682cm"/>
    </style:style>
    <style:style style:name="co73" style:family="table-column">
      <style:table-column-properties fo:break-before="auto" style:column-width="8.463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4.26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7.213cm" fo:break-before="auto" style:use-optimal-row-height="true"/>
    </style:style>
    <style:style style:name="ro10" style:family="table-row">
      <style:table-row-properties style:row-height="3cm" fo:break-before="auto" style:use-optimal-row-height="true"/>
    </style:style>
    <style:style style:name="ro11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0.416cm" fo:break-before="auto" style:use-optimal-row-height="true"/>
    </style:style>
    <style:style style:name="ro18" style:family="table-row">
      <style:table-row-properties style:row-height="0.903cm" fo:break-before="auto" style:use-optimal-row-height="true"/>
    </style:style>
    <style:style style:name="ro19" style:family="table-row">
      <style:table-row-properties style:row-height="0.519cm" fo:break-before="auto" style:use-optimal-row-height="true"/>
    </style:style>
    <style:style style:name="ro20" style:family="table-row">
      <style:table-row-properties style:row-height="0.501cm" fo:break-before="auto" style:use-optimal-row-height="true"/>
    </style:style>
    <style:style style:name="ro21" style:family="table-row">
      <style:table-row-properties style:row-height="1.198cm" fo:break-before="auto" style:use-optimal-row-height="true"/>
    </style:style>
    <style:style style:name="ro22" style:family="table-row">
      <style:table-row-properties style:row-height="0.813cm" fo:break-before="auto" style:use-optimal-row-height="true"/>
    </style:style>
    <style:style style:name="ro23" style:family="table-row">
      <style:table-row-properties style:row-height="1.582cm" fo:break-before="auto" style:use-optimal-row-height="true"/>
    </style:style>
    <style:style style:name="ro24" style:family="table-row">
      <style:table-row-properties style:row-height="2.351cm" fo:break-before="auto" style:use-optimal-row-height="true"/>
    </style:style>
    <style:style style:name="ro25" style:family="table-row">
      <style:table-row-properties style:row-height="0.452cm" fo:break-before="auto" style:use-optimal-row-height="true"/>
    </style:style>
    <style:style style:name="ro26" style:family="table-row">
      <style:table-row-properties style:row-height="1.9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6" style:family="table-cell" style:parent-style-name="Default">
      <style:text-properties fo:font-size="12pt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5.6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language="en" fo:country="US" style:language-asian="en" style:country-asian="US" style:font-size-complex="5.69999980926514pt" style:language-complex="en" style:country-complex="US"/>
    </style:style>
    <style:style style:name="ce8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ff0000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Arial" style:font-name-asian="Arial" style:font-name-complex="Arial" style:font-size-complex="5.69999980926514pt"/>
    </style:style>
    <style:style style:name="T3" style:family="text">
      <style:text-properties style:font-name-complex="Arial" style:font-size-complex="5.69999980926514pt"/>
    </style:style>
    <style:style style:name="T5" style:family="text">
      <style:text-properties style:text-outline="false" style:text-line-through-style="none" style:font-name="Mangal1" fo:font-size="10pt" fo:font-style="normal" fo:text-shadow="none" style:text-underline-style="none" fo:font-weight="normal" style:font-name-asian="Mangal1" style:font-size-asian="10pt" style:font-style-asian="normal" style:font-weight-asian="normal" style:font-name-complex="Mangal1" style:font-size-complex="5.69999980926514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position="super 58%"/>
    </style:style>
  </office:automatic-styles>
  <office:body>
    <office:spreadsheet>
      <table:table table:name="Opportunities" table:style-name="ta1" table:print="false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5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10" table:default-cell-style-name="Default"/>
        <table:table-column table:style-name="co82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>
            <text:p>Serial Number</text:p>
          </table:table-cell>
          <table:table-cell table:style-name="ce1" office:value-type="string">
            <text:p>TC_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Steps 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Bug ID </text:p>
          </table:table-cell>
          <table:table-cell table:style-name="ce1" office:value-type="string">
            <text:p>Pass / Fail Result </text:p>
          </table:table-cell>
          <table:table-cell table:style-name="ce1"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OPP_001</text:p>
          </table:table-cell>
          <table:table-cell office:value-type="string">
            <text:p>Add an opportunity Record &amp; verification of </text:p>
            <text:p>Its Fields </text:p>
          </table:table-cell>
          <table:table-cell/>
          <table:table-cell office:value-type="string">
            <text:p>1.Click on the app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2.Tap on Oppertunity icon of the </text:p>
            <text:p>Dashboard screen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3.Tap on Create button which is there on </text:p>
            <text:p><text:s text:c="3"/>right hand split view &amp; Check if the Add </text:p>
            <text:p>record model view getting pop uped or not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4.Check for Add Record Model View Fields </text:p>
            <text:p><text:s/>&amp; all the fields in it are present or not</text:p>
            <text:p/>
          </table:table-cell>
          <table:table-cell table:number-columns-repeated="3"/>
          <table:table-cell office:value-type="string">
            <text:p>Pass</text:p>
          </table:table-cell>
          <table:table-cell table:number-columns-repeated="1015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OPP_002</text:p>
          </table:table-cell>
          <table:table-cell office:value-type="string">
            <text:p>Check for Required Fields</text:p>
          </table:table-cell>
          <table:table-cell office:value-type="string">
            <text:p>User should be at Opportunities Page</text:p>
          </table:table-cell>
          <table:table-cell office:value-type="string">
            <text:p>Fill all the below mentioned Fields Which</text:p>
            <text:p><text:s/>Is under required category</text:p>
          </table:table-cell>
          <table:table-cell office:value-type="string">
            <text:p>The save button should be activated once the user </text:p>
            <text:p>Enters all the required Fields.</text:p>
            <text:p/>
            <text:p>User Should be able to save the entered User data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PP_003</text:p>
          </table:table-cell>
          <table:table-cell office:value-type="string">
            <text:p>Check for opportunity Name</text:p>
          </table:table-cell>
          <table:table-cell/>
          <table:table-cell office:value-type="string">
            <text:p>Tap on opportunity Name Text box Field&amp; </text:p>
            <text:p>Enter any Name (Text) </text:p>
          </table:table-cell>
          <table:table-cell office:value-type="string">
            <text:p>User should be able to Enter Any opportunity Name</text:p>
            <text:p><text:s/>From the keyboard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OPP_004</text:p>
          </table:table-cell>
          <table:table-cell office:value-type="string">
            <text:p>Check for Account Name Field</text:p>
          </table:table-cell>
          <table:table-cell/>
          <table:table-cell office:value-type="string">
            <text:p>Tap on Account Name Field &amp; select any </text:p>
            <text:p>Account from existing Date picker</text:p>
          </table:table-cell>
          <table:table-cell office:value-type="string">
            <text:p>User should be able to select any account name </text:p>
            <text:p>from the Picker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OPP_005</text:p>
          </table:table-cell>
          <table:table-cell office:value-type="string">
            <text:p>Check for opportunity Amount</text:p>
          </table:table-cell>
          <table:table-cell/>
          <table:table-cell office:value-type="string">
            <text:p>Tap on opportunity Amount Field &amp; enter any numeric</text:p>
            <text:p><text:s/>Value .</text:p>
          </table:table-cell>
          <table:table-cell office:value-type="string">
            <text:p>USer should be able to Enter Any opportunity Amount</text:p>
            <text:p>From the keyboard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5"/>
        </table:table-row>
        <table:table-row table:style-name="ro13">
          <table:table-cell office:value-type="float" office:value="6">
            <text:p>6</text:p>
          </table:table-cell>
          <table:table-cell office:value-type="string">
            <text:p>OPP_006</text:p>
          </table:table-cell>
          <table:table-cell office:value-type="string">
            <text:p>Check for Sales Stage </text:p>
          </table:table-cell>
          <table:table-cell/>
          <table:table-cell office:value-type="string">
            <text:p>Tap on Sales Stage Field &amp; select any Sales Stage from</text:p>
            <text:p>Existing keyboard picker.</text:p>
          </table:table-cell>
          <table:table-cell table:style-name="ce2" office:value-type="string">
            <text:p><text:span text:style-name="T1">User should be able to select any option from the picker list .</text:span></text:p>
            <text:p><text:span text:style-name="T1">The picker list options are : Prospecting</text:span></text:p>
            <text:p><text:span text:style-name="T1"><text:s text:c="44"/></text:span><text:span text:style-name="T1">Qualification</text:span></text:p>
            <text:p><text:span text:style-name="T1"><text:s text:c="44"/></text:span><text:span text:style-name="T1">Needs Analysis</text:span></text:p>
            <text:p><text:span text:style-name="T1"><text:s text:c="44"/></text:span><text:span text:style-name="T1">Value Proposition</text:span></text:p>
            <text:p><text:span text:style-name="T1"><text:s text:c="44"/></text:span><text:span text:style-name="T1">Id. Decision Makers</text:span></text:p>
            <text:p><text:span text:style-name="T1"><text:s text:c="44"/></text:span><text:span text:style-name="T1">Perception Analysis</text:span></text:p>
            <text:p><text:span text:style-name="T1"><text:s text:c="44"/></text:span><text:span text:style-name="T1">Negotiation/review</text:span></text:p>
            <text:p><text:span text:style-name="T1"><text:s text:c="44"/></text:span><text:span text:style-name="T1">Closed Won</text:span></text:p>
            <text:p><text:span text:style-name="T1"><text:s text:c="44"/></text:span><text:span text:style-name="T1">Closed Lost</text:span>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5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OPP_007</text:p>
          </table:table-cell>
          <table:table-cell office:value-type="string">
            <text:p>Check for Expected Close Date</text:p>
          </table:table-cell>
          <table:table-cell/>
          <table:table-cell office:value-type="string">
            <text:p>Tap on Expected Closed Date Field &amp; select the required date</text:p>
            <text:p>From the Date Picker</text:p>
          </table:table-cell>
          <table:table-cell office:value-type="string">
            <text:p>User should be able to Select any required date from</text:p>
            <text:p>The date picker.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5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OPP_008</text:p>
          </table:table-cell>
          <table:table-cell office:value-type="string">
            <text:p>Check for Optional Fields</text:p>
          </table:table-cell>
          <table:table-cell/>
          <table:table-cell office:value-type="string">
            <text:p>Enter values on the optional field : The values are Optional</text:p>
          </table:table-cell>
          <table:table-cell table:number-columns-repeated="1019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OPP_009</text:p>
          </table:table-cell>
          <table:table-cell office:value-type="string">
            <text:p>Check for Next Step</text:p>
          </table:table-cell>
          <table:table-cell/>
          <table:table-cell office:value-type="string">
            <text:p>Tap on Next Step field &amp; enter some text on it </text:p>
          </table:table-cell>
          <table:table-cell office:value-type="string">
            <text:p>User should be able to enter any text from the keyboard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5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OPP_010</text:p>
          </table:table-cell>
          <table:table-cell office:value-type="string">
            <text:p>Check for Probability(in %)</text:p>
          </table:table-cell>
          <table:table-cell/>
          <table:table-cell office:value-type="string">
            <text:p>Tap on probability Field &amp; enter the numeric value for probability</text:p>
          </table:table-cell>
          <table:table-cell office:value-type="string">
            <text:p>User should be able to Enter Any opportunity Value <text:s/>From the keyboard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5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OPP_011</text:p>
          </table:table-cell>
          <table:table-cell office:value-type="string">
            <text:p>Check for Assigned To</text:p>
          </table:table-cell>
          <table:table-cell/>
          <table:table-cell office:value-type="string">
            <text:p>Tap on Assigned to field &amp; select any value from the picker list</text:p>
          </table:table-cell>
          <table:table-cell office:value-type="string">
            <text:p>User should be able to select any required date from The date picker.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5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OPP_012</text:p>
          </table:table-cell>
          <table:table-cell office:value-type="string">
            <text:p>Check for Type</text:p>
          </table:table-cell>
          <table:table-cell/>
          <table:table-cell office:value-type="string">
            <text:p>Tap on Type Field &amp; select any value from the picker list</text:p>
          </table:table-cell>
          <table:table-cell office:value-type="string">
            <text:p>User should be able to select any value from the </text:p>
            <text:p>Picker list <text:s/>I.e Existing Business</text:p>
            <text:p><text:s text:c="21"/>New Busine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5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OPP_013</text:p>
          </table:table-cell>
          <table:table-cell office:value-type="string">
            <text:p>Check for Description</text:p>
          </table:table-cell>
          <table:table-cell/>
          <table:table-cell office:value-type="string">
            <text:p>Tap on Desciption Field &amp; enter any text for description</text:p>
          </table:table-cell>
          <table:table-cell office:value-type="string">
            <text:p>User should be able to add the description text </text:p>
            <text:p>On the text field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5"/>
        </table:table-row>
        <table:table-row table:style-name="ro14">
          <table:table-cell office:value-type="float" office:value="14">
            <text:p>14</text:p>
          </table:table-cell>
          <table:table-cell office:value-type="string">
            <text:p>OPP_014</text:p>
          </table:table-cell>
          <table:table-cell office:value-type="string">
            <text:p>Check for Campaign</text:p>
          </table:table-cell>
          <table:table-cell/>
          <table:table-cell office:value-type="string">
            <text:p>Tap on Campaign Field &amp; enetr the compaign name</text:p>
          </table:table-cell>
          <table:table-cell office:value-type="string">
            <text:p>User should be able to enter text for the campaign field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5"/>
        </table:table-row>
        <table:table-row table:style-name="ro15">
          <table:table-cell office:value-type="float" office:value="15">
            <text:p>15</text:p>
          </table:table-cell>
          <table:table-cell office:value-type="string">
            <text:p>OPP_015</text:p>
          </table:table-cell>
          <table:table-cell office:value-type="string">
            <text:p>Check for Lead Source</text:p>
          </table:table-cell>
          <table:table-cell/>
          <table:table-cell office:value-type="string">
            <text:p>Tap on Lead Source Field &amp; select any option from the picker view list</text:p>
          </table:table-cell>
          <table:table-cell office:value-type="string">
            <text:p>User should be able to enter any of the option from</text:p>
            <text:p>The picker. The picker view list options are : </text:p>
            <text:p><text:s text:c="18"/>-Cold call</text:p>
            <text:p><text:s text:c="18"/>- Existing Customer</text:p>
            <text:p><text:s text:c="18"/>- Self Generated</text:p>
            <text:p><text:s text:c="18"/>- Employee</text:p>
            <text:p><text:s text:c="18"/>- Partner</text:p>
            <text:p><text:s text:c="18"/>- Public Relations <text:s/></text:p>
            <text:p><text:s text:c="18"/>- Direct Mail</text:p>
            <text:p><text:s text:c="18"/>- Conference</text:p>
            <text:p><text:s text:c="18"/>- Trade Show</text:p>
            <text:p><text:s text:c="18"/>- Website</text:p>
            <text:p><text:s text:c="18"/>- Word of Mouth</text:p>
            <text:p><text:s text:c="18"/>- Email</text:p>
            <text:p><text:s text:c="18"/>- Campaign</text:p>
            <text:p><text:s text:c="18"/>- Other</text:p>
            <text:p/>
          </table:table-cell>
          <table:table-cell table:number-columns-repeated="2"/>
          <table:table-cell office:value-type="string">
            <text:p>Pass</text:p>
          </table:table-cell>
          <table:table-cell table:number-columns-repeated="1015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4"/>
          <table:table-cell office:value-type="float" office:value="0">
            <text:p>0</text:p>
          </table:table-cell>
          <table:table-cell table:number-columns-repeated="1019"/>
        </table:table-row>
      </table:table>
      <table:table table:name="Campaigns" table:style-name="ta1" table:print="false"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89" table:default-cell-style-name="Default"/>
        <table:table-row table:style-name="ro2">
          <table:table-cell table:style-name="ce1" office:value-type="string">
            <text:p>Serial Number</text:p>
          </table:table-cell>
          <table:table-cell table:style-name="ce1" office:value-type="string">
            <text:p>TC_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Steps 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Bug ID </text:p>
          </table:table-cell>
          <table:table-cell table:style-name="ce1" office:value-type="string">
            <text:p>Pass/Fail Resul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AM_001</text:p>
          </table:table-cell>
          <table:table-cell office:value-type="string">
            <text:p>Add a Campaign &amp; its Fields </text:p>
            <text:p>Verification</text:p>
          </table:table-cell>
          <table:table-cell/>
          <table:table-cell office:value-type="string">
            <text:p>1.Click on the app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2.Tap on Campaign icon of the </text:p>
            <text:p>Dashboard screen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3.Tap on Create button which is there on </text:p>
            <text:p><text:s text:c="3"/>right hand split view &amp; Check if the Add </text:p>
            <text:p>record model view getting pop uped or not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4.Check for Add Record Model View Fields </text:p>
            <text:p><text:s/>&amp; all the fields in it are present or not</text:p>
            <text:p/>
          </table:table-cell>
          <table:table-cell table:number-columns-repeated="4"/>
        </table:table-row>
        <table:table-row table:style-name="ro6">
          <table:table-cell table:number-columns-repeated="9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CAM_002</text:p>
          </table:table-cell>
          <table:table-cell office:value-type="string">
            <text:p>5.Check for Required Field</text:p>
          </table:table-cell>
          <table:table-cell office:value-type="string">
            <text:p>User should be Campaign Page</text:p>
          </table:table-cell>
          <table:table-cell table:number-columns-repeated="5"/>
        </table:table-row>
        <table:table-row table:style-name="ro13">
          <table:table-cell office:value-type="float" office:value="3">
            <text:p>3</text:p>
          </table:table-cell>
          <table:table-cell/>
          <table:table-cell office:value-type="string">
            <text:p>6.Check for Type (Drop Down)</text:p>
          </table:table-cell>
          <table:table-cell/>
          <table:table-cell office:value-type="string">
            <text:p>The below option should get displayed in the picker </text:p>
            <text:p>view</text:p>
            <text:p>1.TeleSales</text:p>
            <text:p>2.Mail</text:p>
            <text:p>3.Email</text:p>
            <text:p>4.Print</text:p>
            <text:p>5.Web</text:p>
            <text:p>6.Radio</text:p>
            <text:p>7.Television</text:p>
            <text:p>8.News Letter</text:p>
          </table:table-cell>
          <table:table-cell table:number-columns-repeated="3"/>
          <table:table-cell office:value-type="string">
            <text:p>Pass</text:p>
          </table:table-cell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CAM_004</text:p>
          </table:table-cell>
          <table:table-cell office:value-type="string">
            <text:p>7.Check for Subject</text:p>
          </table:table-cell>
          <table:table-cell/>
          <table:table-cell office:value-type="string">
            <text:p>Tap on Subject field &amp; enter the subject text through the keyboard</text:p>
          </table:table-cell>
          <table:table-cell office:value-type="string">
            <text:p>User should be allowed to enter any campaign Name 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2">
          <table:table-cell table:number-columns-repeated="2"/>
          <table:table-cell table:style-name="ce6" office:value-type="string">
            <text:p>8.Check for End Date (Date Picker)</text:p>
          </table:table-cell>
          <table:table-cell/>
          <table:table-cell office:value-type="string">
            <text:p>Tap on End Date picker &amp; select the Date required from the date picker</text:p>
          </table:table-cell>
          <table:table-cell office:value-type="string">
            <text:p>User should be allowed to enter any Date from the Date picker 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13">
          <table:table-cell table:number-columns-repeated="2"/>
          <table:table-cell office:value-type="string">
            <text:p>9.Check for Status(Picker)</text:p>
          </table:table-cell>
          <table:table-cell/>
          <table:table-cell office:value-type="string">
            <text:p>Tap on Status field &amp; select the any of the picker value from the list</text:p>
          </table:table-cell>
          <table:table-cell office:value-type="string">
            <text:p>User should be able <text:s/>to select any status <text:s/>from the status picker .</text:p>
            <text:p><text:s/>The Picker values are : Planning</text:p>
            <text:p><text:s text:c="35"/>Active</text:p>
            <text:p><text:s text:c="35"/>Inactive</text:p>
            <text:p><text:s text:c="35"/>Complete</text:p>
            <text:p><text:s text:c="35"/>In queue</text:p>
            <text:p><text:s text:c="35"/>Complete</text:p>
            <text:p><text:s text:c="35"/>In Queue</text:p>
            <text:p><text:s text:c="35"/>Sending</text:p>
            <text:p><text:s text:c="2"/>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6">
          <table:table-cell table:number-columns-repeated="2"/>
          <table:table-cell office:value-type="string">
            <text:p>10.Check for Optional Fields </text:p>
          </table:table-cell>
          <table:table-cell table:number-columns-repeated="5"/>
          <table:table-cell office:value-type="string">
            <text:p>Pass</text:p>
          </table:table-cell>
        </table:table-row>
        <table:table-row table:style-name="ro6">
          <table:table-cell table:number-columns-repeated="2"/>
          <table:table-cell office:value-type="string">
            <text:p>11.Check for Objective Field</text:p>
          </table:table-cell>
          <table:table-cell/>
          <table:table-cell office:value-type="string">
            <text:p>Tap on Objective Field &amp; enter the text required through the keyboard</text:p>
          </table:table-cell>
          <table:table-cell office:value-type="string">
            <text:p>User should be able to enter the text entered by the keyboard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6">
          <table:table-cell table:number-columns-repeated="2"/>
          <table:table-cell office:value-type="string">
            <text:p>12.Check for the Start Date </text:p>
          </table:table-cell>
          <table:table-cell/>
          <table:table-cell office:value-type="string">
            <text:p>Tap on Start Date picker &amp; select the Date required from the date picker</text:p>
          </table:table-cell>
          <table:table-cell office:value-type="string">
            <text:p>User should be allowed to enter any Date from the Date picker 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6">
          <table:table-cell table:number-columns-repeated="2"/>
          <table:table-cell office:value-type="string">
            <text:p>13.Check for Impressions </text:p>
          </table:table-cell>
          <table:table-cell/>
          <table:table-cell office:value-type="string">
            <text:p>Tap on Impressions field &amp; enter the text required through the keyboard</text:p>
          </table:table-cell>
          <table:table-cell office:value-type="string">
            <text:p>User should be able to enter the text entered by the keyboard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14.Check for Expected Cost</text:p>
          </table:table-cell>
          <table:table-cell/>
          <table:table-cell office:value-type="string">
            <text:p>Tap on Expected cost Field &amp; enter the numeric value entered through the </text:p>
            <text:p>Numeric keyboard</text:p>
          </table:table-cell>
          <table:table-cell office:value-type="string">
            <text:p>User should be able to enter expected cost by keyboard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15.Check for Assigned To </text:p>
          </table:table-cell>
          <table:table-cell/>
          <table:table-cell office:value-type="string">
            <text:p>Tap on Assigned cost field &amp; select any of the value from the picker list</text:p>
          </table:table-cell>
          <table:table-cell office:value-type="string">
            <text:p>User should be able to select any of the option from the Assigned </text:p>
            <text:p>To picker 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6">
          <table:table-cell table:number-columns-repeated="8"/>
          <table:table-cell office:value-type="string">
            <text:p>Pass</text:p>
          </table:table-cell>
        </table:table-row>
      </table:table>
      <table:table table:name="Lead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2">
          <table:table-cell table:style-name="ce1" office:value-type="string">
            <text:p>Serial Number</text:p>
          </table:table-cell>
          <table:table-cell table:style-name="ce1" office:value-type="string">
            <text:p>TC_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Steps 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 Resul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OPP_001</text:p>
          </table:table-cell>
          <table:table-cell office:value-type="string">
            <text:p>Add an opportunity Record &amp; verification of </text:p>
            <text:p>Its Fields </text:p>
          </table:table-cell>
          <table:table-cell/>
          <table:table-cell office:value-type="string">
            <text:p>1.Click on the ap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ass/Fail Result</text:p>
          </table:table-cell>
        </table:table-row>
        <table:table-row table:style-name="ro3">
          <table:table-cell table:number-columns-repeated="4"/>
          <table:table-cell office:value-type="string">
            <text:p>2.Tap on Oppertunity icon of the </text:p>
            <text:p>Dashboard screen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>
            <text:p>3.Tap on Create button which is there on </text:p>
            <text:p><text:s text:c="3"/>right hand split view &amp; Check if the Add </text:p>
            <text:p>record model view getting pop uped or not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>
            <text:p>4.Check for Add Record Model View Fields </text:p>
            <text:p><text:s/>&amp; all the fields in it are present or not</text:p>
            <text:p/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OPP_002</text:p>
          </table:table-cell>
          <table:table-cell office:value-type="string">
            <text:p>Check for Required Fields</text:p>
          </table:table-cell>
          <table:table-cell/>
          <table:table-cell office:value-type="string">
            <text:p>Fill all the below mentioned Fields Which</text:p>
            <text:p><text:s/>Is under required category</text:p>
          </table:table-cell>
          <table:table-cell office:value-type="string">
            <text:p>The save botton should be activated once the user </text:p>
            <text:p>Enters all the required Fields.</text:p>
            <text:p/>
            <text:p>User Should be able to save the entered User data</text:p>
          </table:table-cell>
          <table:table-cell office:value-type="float" office:value="2">
            <text:p>2</text:p>
          </table:table-cell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the Last Name</text:p>
          </table:table-cell>
          <table:table-cell office:value-type="string">
            <text:p>User should be at Leads Page</text:p>
          </table:table-cell>
          <table:table-cell office:value-type="string">
            <text:p>Tap on Last Name field &amp; enter text into</text:p>
            <text:p><text:s/>the text box through keyboard</text:p>
          </table:table-cell>
          <table:table-cell office:value-type="string">
            <text:p>User should be able to enter the data using keyboard</text:p>
          </table:table-cell>
          <table:table-cell/>
          <table:table-cell office:value-type="string">
            <text:p>Pass</text:p>
          </table:table-cell>
        </table:table-row>
        <table:table-row table:style-name="ro6">
          <table:table-cell table:number-columns-repeated="2"/>
          <table:table-cell office:value-type="string">
            <text:p>check for Optional Fields</text:p>
          </table:table-cell>
          <table:table-cell table:number-columns-repeated="4"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Website</text:p>
          </table:table-cell>
          <table:table-cell/>
          <table:table-cell office:value-type="string">
            <text:p>Tap on Website field &amp; enter a valid website</text:p>
            <text:p>Address in the field </text:p>
          </table:table-cell>
          <table:table-cell office:value-type="string">
            <text:p>User should be able to enter the data using keyboard</text:p>
          </table:table-cell>
          <table:table-cell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Email Address</text:p>
          </table:table-cell>
          <table:table-cell/>
          <table:table-cell office:value-type="string">
            <text:p>Tap on Email Address field &amp; enter an valid email </text:p>
            <text:p>Address </text:p>
          </table:table-cell>
          <table:table-cell office:value-type="string">
            <text:p>User should be able to enter the data using keyboard</text:p>
          </table:table-cell>
          <table:table-cell/>
          <table:table-cell office:value-type="string">
            <text:p>Pass</text:p>
          </table:table-cell>
        </table:table-row>
        <table:table-row table:style-name="ro6">
          <table:table-cell table:number-columns-repeated="2"/>
          <table:table-cell office:value-type="string">
            <text:p>Check for Name</text:p>
          </table:table-cell>
          <table:table-cell/>
          <table:table-cell office:value-type="string">
            <text:p>Tap on Name field &amp; enter the name using keyboard</text:p>
          </table:table-cell>
          <table:table-cell office:value-type="string">
            <text:p>User should be able to enter the data using keyboard</text:p>
          </table:table-cell>
          <table:table-cell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Opportunity Amount</text:p>
          </table:table-cell>
          <table:table-cell/>
          <table:table-cell office:value-type="string">
            <text:p>Tap on Opportunity Amount &amp; enter the amount using </text:p>
            <text:p>The Numeric keyboard </text:p>
          </table:table-cell>
          <table:table-cell office:value-type="string">
            <text:p>User should be able to enter the data using keyboard</text:p>
          </table:table-cell>
          <table:table-cell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Alternate Address State</text:p>
          </table:table-cell>
          <table:table-cell/>
          <table:table-cell office:value-type="string">
            <text:p>Tap on Alternate Address State &amp; enter the state name</text:p>
            <text:p>Using keyboard</text:p>
          </table:table-cell>
          <table:table-cell office:value-type="string">
            <text:p>User should be able to enter the data using keyboard</text:p>
          </table:table-cell>
          <table:table-cell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Alternate Address Street</text:p>
          </table:table-cell>
          <table:table-cell/>
          <table:table-cell office:value-type="string">
            <text:p>Tap on Alternate Address Street &amp; enter the state</text:p>
            <text:p><text:s/>name Using keyboard</text:p>
          </table:table-cell>
          <table:table-cell office:value-type="string">
            <text:p>User should be able to enter the data using keyboard</text:p>
          </table:table-cell>
          <table:table-cell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Assigned To (Picker View )</text:p>
          </table:table-cell>
          <table:table-cell/>
          <table:table-cell office:value-type="string">
            <text:p>Tap on Assigned To picker &amp; select any of the option</text:p>
            <text:p><text:s/>from the list option</text:p>
          </table:table-cell>
          <table:table-cell office:value-type="string">
            <text:p>User should be able to select the required User Name from the picker </text:p>
            <text:p>Liust</text:p>
          </table:table-cell>
          <table:table-cell/>
          <table:table-cell office:value-type="string">
            <text:p>Pass</text:p>
          </table:table-cell>
        </table:table-row>
        <table:table-row table:style-name="ro10">
          <table:table-cell table:number-columns-repeated="2"/>
          <table:table-cell office:value-type="string">
            <text:p>Check for Status(Picker View)</text:p>
          </table:table-cell>
          <table:table-cell/>
          <table:table-cell office:value-type="string">
            <text:p>Tap on the status Picker field &amp; selct the required </text:p>
            <text:p>Option from the list</text:p>
          </table:table-cell>
          <table:table-cell office:value-type="string">
            <text:p>User should be able to enter the selected option the picker list .</text:p>
            <text:p>The picker options are : New </text:p>
            <text:p><text:s text:c="35"/>Assigned </text:p>
            <text:p><text:s text:c="35"/>In Progress</text:p>
            <text:p><text:s text:c="35"/>Converted</text:p>
            <text:p><text:s text:c="35"/>Recycled</text:p>
            <text:p><text:s text:c="35"/>Dead</text:p>
          </table:table-cell>
          <table:table-cell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Primary Address Street</text:p>
          </table:table-cell>
          <table:table-cell/>
          <table:table-cell office:value-type="string">
            <text:p>Tap on the Primary Address Street &amp; enter the Street </text:p>
            <text:p>name <text:s/>using keyboard</text:p>
          </table:table-cell>
          <table:table-cell office:value-type="string">
            <text:p>User should be able to enter the data using keyboard</text:p>
          </table:table-cell>
          <table:table-cell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Primary Address City</text:p>
          </table:table-cell>
          <table:table-cell/>
          <table:table-cell office:value-type="string">
            <text:p>Tap on the Primary Address city &amp; enter the City</text:p>
            <text:p>name <text:s/>using keyboard</text:p>
          </table:table-cell>
          <table:table-cell office:value-type="string">
            <text:p>User should be able to enter the data using keyboard</text:p>
          </table:table-cell>
          <table:table-cell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Mobile</text:p>
          </table:table-cell>
          <table:table-cell/>
          <table:table-cell office:value-type="string">
            <text:p>Tap on the Mobile field &amp; enter a mobile number </text:p>
            <text:p>Using the numeric keyboard</text:p>
          </table:table-cell>
          <table:table-cell office:value-type="string">
            <text:p>User should be able to enter the data using keyboard</text:p>
          </table:table-cell>
          <table:table-cell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Lead Source</text:p>
          </table:table-cell>
          <table:table-cell/>
          <table:table-cell office:value-type="string">
            <text:p>Tap on Lead Source Picker &amp; select the required option</text:p>
            <text:p><text:s/>from the picker list</text:p>
          </table:table-cell>
          <table:table-cell office:value-type="string">
            <text:p>User should be able to select the required Lead Source from the </text:p>
            <text:p>Picker <text:s/>Liust</text:p>
          </table:table-cell>
          <table:table-cell/>
          <table:table-cell office:value-type="string">
            <text:p>Pass</text:p>
          </table:table-cell>
        </table:table-row>
      </table:table>
      <table:table table:name="Cases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default-cell-style-name="Default"/>
        <table:table-column table:style-name="co35" table:default-cell-style-name="Default"/>
        <table:table-row table:style-name="ro2">
          <table:table-cell table:style-name="ce1" office:value-type="string">
            <text:p>Serial Number</text:p>
          </table:table-cell>
          <table:table-cell table:style-name="ce1" office:value-type="string">
            <text:p>TC_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Steps 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Bug ID </text:p>
          </table:table-cell>
          <table:table-cell table:style-name="ce1" office:value-type="string">
            <text:p>Pass/Fail Resul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ALLS_001</text:p>
          </table:table-cell>
          <table:table-cell office:value-type="string">
            <text:p>Add an Calls Record &amp; verification of </text:p>
            <text:p>Its Fields </text:p>
          </table:table-cell>
          <table:table-cell/>
          <table:table-cell office:value-type="string">
            <text:p>1.Click on the app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2.Tap on Calls icon of the </text:p>
            <text:p>Dashboard screen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3.Tap on Create button which is there on </text:p>
            <text:p><text:s text:c="3"/>right hand split view &amp; Check if the Add </text:p>
            <text:p>record model view getting pop uped or not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4.Check for Add Record Model View Fields </text:p>
            <text:p><text:s/>&amp; all the fields in it are present or not</text:p>
            <text:p/>
          </table:table-cell>
          <table:table-cell table:number-columns-repeated="4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ALLS_002</text:p>
          </table:table-cell>
          <table:table-cell office:value-type="string">
            <text:p>Check for Required Fields</text:p>
          </table:table-cell>
          <table:table-cell office:value-type="string">
            <text:p>User Should be at Cases Page</text:p>
          </table:table-cell>
          <table:table-cell office:value-type="string">
            <text:p>Fill all the below mentioned Fields Which</text:p>
            <text:p><text:s/>Is under required category</text:p>
          </table:table-cell>
          <table:table-cell office:value-type="string">
            <text:p>The save button should be activated once the user </text:p>
            <text:p>Enters all the required Fields.</text:p>
            <text:p/>
            <text:p>User Should be able to save the entered User data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ALLS_003</text:p>
          </table:table-cell>
          <table:table-cell office:value-type="string">
            <text:p>Check for Account Name </text:p>
          </table:table-cell>
          <table:table-cell table:style-name="ce1"/>
          <table:table-cell office:value-type="string">
            <text:p>Tap on the Account Name field &amp; select an account name from the picker.</text:p>
          </table:table-cell>
          <table:table-cell office:value-type="string">
            <text:p>User should be able to enter an account name in the corresponding </text:p>
            <text:p>Field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6">
          <table:table-cell table:number-columns-repeated="2"/>
          <table:table-cell office:value-type="string">
            <text:p>Check for Subject </text:p>
          </table:table-cell>
          <table:table-cell/>
          <table:table-cell office:value-type="string">
            <text:p>Tap on the subject field &amp; enter any subject through keyboard</text:p>
          </table:table-cell>
          <table:table-cell office:value-type="string">
            <text:p>User should be able to enter Subject through keyboard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6">
          <table:table-cell table:number-columns-repeated="2"/>
          <table:table-cell office:value-type="string">
            <text:p>Check for Optional Fields </text:p>
          </table:table-cell>
          <table:table-cell table:number-columns-repeated="5"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Priority Field (Picker)</text:p>
          </table:table-cell>
          <table:table-cell/>
          <table:table-cell office:value-type="string">
            <text:p>Tap on the priority field &amp; select any of the priority (as required )</text:p>
            <text:p>From the picker view</text:p>
          </table:table-cell>
          <table:table-cell office:value-type="string">
            <text:p>User should be able to enter any value from the picker.</text:p>
            <text:p>The picker values are : High, Medium , Low , 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Type Field (Picker )</text:p>
          </table:table-cell>
          <table:table-cell/>
          <table:table-cell office:value-type="string">
            <text:p>Tap on the Type Field &amp; select any of </text:p>
            <text:p>Option from the picker view</text:p>
          </table:table-cell>
          <table:table-cell table:style-name="ce2" office:value-type="string">
            <text:p><text:span text:style-name="T2">User should be able to select any of </text:span></text:p>
            <text:p><text:span text:style-name="T2">Option from the picker view</text:span>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the Description Field </text:p>
          </table:table-cell>
          <table:table-cell/>
          <table:table-cell office:value-type="string">
            <text:p>Tap on the Description Field &amp; enter the Description through </text:p>
            <text:p>Keyboard</text:p>
          </table:table-cell>
          <table:table-cell table:style-name="ce4" office:value-type="string">
            <text:p><text:span text:style-name="T3">user should be able to enter the </text:span><text:span text:style-name="T1">Description through keyboard</text:span>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Assigned Field (Picker)</text:p>
          </table:table-cell>
          <table:table-cell/>
          <table:table-cell office:value-type="string">
            <text:p>Tap on the Assigned To Field &amp; select any value from the </text:p>
            <text:p>keyboard </text:p>
          </table:table-cell>
          <table:table-cell table:style-name="ce4" office:value-type="string">
            <text:p>User should be able to select any of <text:s/>Option from the picker view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6">
          <table:table-cell table:number-columns-repeated="2"/>
          <table:table-cell office:value-type="string">
            <text:p>Check for Resolution Field </text:p>
          </table:table-cell>
          <table:table-cell/>
          <table:table-cell office:value-type="string">
            <text:p>Tap on the Resolution Field &amp; enter any value from the keyboard</text:p>
          </table:table-cell>
          <table:table-cell office:value-type="string">
            <text:p>User should be able to select any of <text:s/>Option from the picker view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5">
          <table:table-cell table:number-columns-repeated="2"/>
          <table:table-cell office:value-type="string">
            <text:p>Check for Status Field </text:p>
          </table:table-cell>
          <table:table-cell/>
          <table:table-cell office:value-type="string">
            <text:p>Tap on the Status Field &amp; select any value from the picker view .</text:p>
            <text:p><text:s text:c="3"/></text:p>
          </table:table-cell>
          <table:table-cell office:value-type="string">
            <text:p>User should be able to select any of <text:s/>Option from the picker view.</text:p>
            <text:p>The picker values are : <text:s/>New , Assigned , Closed , Pending Output ,</text:p>
            <text:p><text:s text:c="38"/>Rejected &amp; Duplicate</text:p>
            <text:p/>
          </table:table-cell>
          <table:table-cell table:number-columns-repeated="2"/>
          <table:table-cell office:value-type="string">
            <text:p>Pass</text:p>
          </table:table-cell>
        </table:table-row>
      </table:table>
      <table:table table:name="Calls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42" table:default-cell-style-name="Default"/>
        <table:table-row table:style-name="ro2">
          <table:table-cell table:style-name="ce1" office:value-type="string">
            <text:p>Serial Number</text:p>
          </table:table-cell>
          <table:table-cell table:style-name="ce1" office:value-type="string">
            <text:p>TC_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Steps 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Bug ID </text:p>
          </table:table-cell>
          <table:table-cell table:style-name="ce1" office:value-type="string">
            <text:p>Pass/Fail Resul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OPP_001</text:p>
          </table:table-cell>
          <table:table-cell office:value-type="string">
            <text:p>Add an Calls <text:s/>Record &amp; verification of </text:p>
            <text:p>Its Fields </text:p>
          </table:table-cell>
          <table:table-cell/>
          <table:table-cell office:value-type="string">
            <text:p>1.Click on the app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2.Tap on Calls icon of the </text:p>
            <text:p>Dashboard screen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3.Tap on Create button which is there on </text:p>
            <text:p><text:s text:c="3"/>right hand split view &amp; Check if the Add </text:p>
            <text:p>record model view getting pop uped or not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4.Check for Add Record Model View Fields </text:p>
            <text:p><text:s/>&amp; all the fields in it are present or not</text:p>
            <text:p/>
          </table:table-cell>
          <table:table-cell table:number-columns-repeated="4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OPP_002</text:p>
          </table:table-cell>
          <table:table-cell office:value-type="string">
            <text:p>Check for Required Fields</text:p>
          </table:table-cell>
          <table:table-cell office:value-type="string">
            <text:p>User should be on Calls Page</text:p>
          </table:table-cell>
          <table:table-cell office:value-type="string">
            <text:p>Fill all the below mentioned Fields Which</text:p>
            <text:p><text:s/>Is under required category</text:p>
          </table:table-cell>
          <table:table-cell office:value-type="string">
            <text:p>The save botton should be activated once the user </text:p>
            <text:p>Enters all the required Fields.</text:p>
            <text:p/>
            <text:p>User Should be able to save the entered User data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Duration Hours(picker)</text:p>
          </table:table-cell>
          <table:table-cell/>
          <table:table-cell office:value-type="string">
            <text:p>Tap on the Duration hours field &amp; select the required hour from the</text:p>
            <text:p><text:s/>Picker view list</text:p>
          </table:table-cell>
          <table:table-cell office:value-type="string">
            <text:p>User should be able to select any of the value from the hour picker .</text:p>
            <text:p>The hour picker includes : 0-23 (in hr)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6">
          <table:table-cell table:number-columns-repeated="2"/>
          <table:table-cell office:value-type="string">
            <text:p>Check for Subject</text:p>
          </table:table-cell>
          <table:table-cell/>
          <table:table-cell office:value-type="string">
            <text:p>Tap on the Subject field &amp; enter the subject text through keyboard</text:p>
          </table:table-cell>
          <table:table-cell office:value-type="string">
            <text:p>User should be able to enter any value through keyboard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6">
          <table:table-cell table:number-columns-repeated="2"/>
          <table:table-cell office:value-type="string">
            <text:p>Check for Start Date (Picker )</text:p>
          </table:table-cell>
          <table:table-cell/>
          <table:table-cell office:value-type="string">
            <text:p>Tap on Start Date picker &amp; select the Date required from the date picker</text:p>
          </table:table-cell>
          <table:table-cell office:value-type="string">
            <text:p>User should be allowed to enter any Date from the Date picker 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Duration Minutes</text:p>
          </table:table-cell>
          <table:table-cell/>
          <table:table-cell office:value-type="string">
            <text:p>Tap on Duration Minutes picker field &amp; select the required minute from </text:p>
            <text:p>The picker</text:p>
          </table:table-cell>
          <table:table-cell office:value-type="string">
            <text:p>User should be able to enter any value through keyboard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11">
          <table:table-cell table:number-columns-repeated="2"/>
          <table:table-cell office:value-type="string">
            <text:p>Check for Status </text:p>
          </table:table-cell>
          <table:table-cell/>
          <table:table-cell office:value-type="string">
            <text:p>Tap on Status Picker field &amp; select the required option from the list</text:p>
          </table:table-cell>
          <table:table-cell office:value-type="string">
            <text:p>User should be able to enter select the selected value from the picker list.</text:p>
            <text:p>The list options include : Planned</text:p>
            <text:p><text:s text:c="36"/>Held</text:p>
            <text:p><text:s text:c="36"/>Not Held</text:p>
            <text:p/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Direction </text:p>
          </table:table-cell>
          <table:table-cell/>
          <table:table-cell office:value-type="string">
            <text:p>Tap on Direction picker field &amp; select the required option from the list</text:p>
          </table:table-cell>
          <table:table-cell office:value-type="string">
            <text:p>User should be able to select any of the option from the picker list</text:p>
            <text:p>The list Options include : Inbound &amp; Outbound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>
            <text:p>Check for Optional Fields </text:p>
          </table:table-cell>
          <table:table-cell/>
          <table:table-cell office:value-type="string">
            <text:p>Tap on Assigned picker field &amp; select the required user from picker list</text:p>
          </table:table-cell>
          <table:table-cell office:value-type="string">
            <text:p>User should be able to select any user from the picker list</text:p>
            <text:p>The list options are users list</text:p>
          </table:table-cell>
          <table:table-cell table:number-columns-repeated="2"/>
          <table:table-cell office:value-type="string">
            <text:p>Pass</text:p>
          </table:table-cell>
        </table:table-row>
        <table:table-row table:style-name="ro10">
          <table:table-cell table:number-columns-repeated="2"/>
          <table:table-cell office:value-type="string">
            <text:p>Check for Reminder time </text:p>
          </table:table-cell>
          <table:table-cell/>
          <table:table-cell office:value-type="string">
            <text:p>Tap on Reminder picker field &amp; select the required user from picker list</text:p>
          </table:table-cell>
          <table:table-cell office:value-type="string">
            <text:p>User should be able to select any of the option from the picker list .</text:p>
            <text:p>The list Options include : 1 Minute Prior</text:p>
            <text:p><text:s text:c="38"/>5 Minutes prior</text:p>
            <text:p/>
            <text:p><text:s/></text:p>
            <text:p/>
            <text:p/>
          </table:table-cell>
          <table:table-cell table:number-columns-repeated="2"/>
          <table:table-cell office:value-type="string">
            <text:p>Pass</text:p>
          </table:table-cell>
        </table:table-row>
      </table:table>
      <table:table table:name="Accounts" table:style-name="ta1" table:print="false">
        <table:table-column table:style-name="co23" table:default-cell-style-name="Default"/>
        <table:table-column table:style-name="co74" table:default-cell-style-name="Default"/>
        <table:table-column table:style-name="co38" table:default-cell-style-name="Default"/>
        <table:table-column table:style-name="co75" table:default-cell-style-name="Default"/>
        <table:table-column table:style-name="co45" table:default-cell-style-name="ce8"/>
        <table:table-column table:style-name="co90" table:default-cell-style-name="Default"/>
        <table:table-column table:style-name="co91" table:default-cell-style-name="Default"/>
        <table:table-row table:style-name="ro2">
          <table:table-cell table:style-name="ce1" office:value-type="string">
            <text:p>Serial Number</text:p>
          </table:table-cell>
          <table:table-cell table:style-name="ce1" office:value-type="string">
            <text:p>TC_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Steps 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CC_001</text:p>
          </table:table-cell>
          <table:table-cell office:value-type="string">
            <text:p>Add An Account &amp; its Fields </text:p>
            <text:p>Verification</text:p>
          </table:table-cell>
          <table:table-cell/>
          <table:table-cell table:style-name="Default" office:value-type="string">
            <text:p>1.Click on the app</text:p>
          </table:table-cell>
          <table:table-cell table:number-columns-repeated="2"/>
        </table:table-row>
        <table:table-row table:style-name="ro17">
          <table:table-cell table:number-columns-repeated="4"/>
          <table:table-cell table:style-name="Default" office:value-type="string">
            <text:p>2.Tap on Accounts icon of the Dashboard scrren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Default" office:value-type="string">
            <text:p>3.Tap on Create button which is there on </text:p>
            <text:p><text:s text:c="3"/>right hand split view &amp; Check if the Add </text:p>
            <text:p>record model view getting pop uped or not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Default" office:value-type="string">
            <text:p>4.Check for Add Record Model View Fields </text:p>
            <text:p><text:s/>&amp; all the fields in it are present or not</text:p>
            <text:p/>
          </table:table-cell>
          <table:table-cell table:number-columns-repeated="2"/>
        </table:table-row>
        <table:table-row table:style-name="ro6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office:value-type="string">
            <text:p>5.Check for Required Field</text:p>
          </table:table-cell>
          <table:table-cell office:value-type="string">
            <text:p>User should be on Account Page</text:p>
          </table:table-cell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office:value-type="string">
            <text:p>6.Check for Optional Field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7.Check for Annual Revenue</text:p>
          </table:table-cell>
          <table:table-cell/>
          <table:table-cell table:style-name="Default" office:value-type="string">
            <text:p>Tap on Annual revenue field &amp; enter the amount </text:p>
            <text:p>Through the numeric keyboard</text:p>
          </table:table-cell>
          <table:table-cell table:number-columns-repeated="2"/>
        </table:table-row>
        <table:table-row table:style-name="ro18">
          <table:table-cell table:number-columns-repeated="2"/>
          <table:table-cell office:value-type="string">
            <text:p>8.Check for Billing Country</text:p>
          </table:table-cell>
          <table:table-cell/>
          <table:table-cell table:style-name="ce7" office:value-type="string">
            <text:p><text:span text:style-name="T1">Tap on Billing Country &amp; enter the country name</text:span></text:p>
            <text:p><text:span text:style-name="T1"><text:s/></text:span><text:span text:style-name="T1">Through </text:span><text:span text:style-name="T5">keyboard</text:span></text:p>
          </table:table-cell>
          <table:table-cell table:number-columns-repeated="2"/>
        </table:table-row>
        <table:table-row table:style-name="ro18">
          <table:table-cell table:number-columns-repeated="2"/>
          <table:table-cell office:value-type="string">
            <text:p>9.Check for Billing City</text:p>
          </table:table-cell>
          <table:table-cell/>
          <table:table-cell office:value-type="string">
            <text:p><text:span text:style-name="T1">Tap on Billing City &amp; enter the city name </text:span></text:p>
            <text:p><text:span text:style-name="T1">Through </text:span><text:span text:style-name="T5">keyboard</text:span></text:p>
          </table:table-cell>
          <table:table-cell table:number-columns-repeated="2"/>
        </table:table-row>
        <table:table-row table:style-name="ro18">
          <table:table-cell table:number-columns-repeated="2"/>
          <table:table-cell office:value-type="string">
            <text:p>10.Check for Billing State</text:p>
          </table:table-cell>
          <table:table-cell/>
          <table:table-cell office:value-type="string">
            <text:p><text:span text:style-name="T1">Tap on Billing State &amp; enter the state name</text:span></text:p>
            <text:p><text:span text:style-name="T1"><text:s/></text:span><text:span text:style-name="T1">Through </text:span><text:span text:style-name="T5">keyboard</text:span></text:p>
          </table:table-cell>
          <table:table-cell table:number-columns-repeated="2"/>
        </table:table-row>
        <table:table-row table:style-name="ro18">
          <table:table-cell table:number-columns-repeated="2"/>
          <table:table-cell office:value-type="string">
            <text:p>11.Check for Postal Code</text:p>
          </table:table-cell>
          <table:table-cell/>
          <table:table-cell office:value-type="string">
            <text:p><text:span text:style-name="T1">Tap on Shipping Postal Code &amp; enter the country</text:span></text:p>
            <text:p><text:span text:style-name="T1"><text:s/></text:span><text:span text:style-name="T1">Name through </text:span><text:span text:style-name="T5">keyboard</text:span></text:p>
          </table:table-cell>
          <table:table-cell table:number-columns-repeated="2"/>
        </table:table-row>
        <table:table-row table:style-name="ro18">
          <table:table-cell table:number-columns-repeated="2"/>
          <table:table-cell office:value-type="string">
            <text:p>12.Check for Website</text:p>
          </table:table-cell>
          <table:table-cell/>
          <table:table-cell office:value-type="string">
            <text:p><text:span text:style-name="T1">Tap on Website &amp; enter the website name </text:span></text:p>
            <text:p><text:span text:style-name="T1">Through </text:span><text:span text:style-name="T5">keyboard</text:span></text:p>
          </table:table-cell>
          <table:table-cell table:number-columns-repeated="2"/>
        </table:table-row>
        <table:table-row table:style-name="ro18">
          <table:table-cell table:number-columns-repeated="2"/>
          <table:table-cell office:value-type="string">
            <text:p>13.Check for Shipping Country</text:p>
          </table:table-cell>
          <table:table-cell/>
          <table:table-cell office:value-type="string">
            <text:p><text:span text:style-name="T1">Tap on Shipping Country &amp; enter the country</text:span></text:p>
            <text:p><text:span text:style-name="T1"><text:s/></text:span><text:span text:style-name="T1">Name through </text:span><text:span text:style-name="T5">keyboard</text:span></text:p>
          </table:table-cell>
          <table:table-cell table:number-columns-repeated="2"/>
        </table:table-row>
        <table:table-row table:style-name="ro18">
          <table:table-cell table:number-columns-repeated="2"/>
          <table:table-cell office:value-type="string">
            <text:p>14.Check for Employees</text:p>
          </table:table-cell>
          <table:table-cell/>
          <table:table-cell office:value-type="string">
            <text:p><text:span text:style-name="T1">Tap on Employees &amp; enter the employees</text:span></text:p>
            <text:p><text:span text:style-name="T1">through </text:span><text:span text:style-name="T5">keyboard</text:span></text:p>
          </table:table-cell>
          <table:table-cell table:number-columns-repeated="2"/>
        </table:table-row>
        <table:table-row table:style-name="ro19">
          <table:table-cell table:number-columns-repeated="2"/>
          <table:table-cell office:value-type="string">
            <text:p>15.Check for description</text:p>
          </table:table-cell>
          <table:table-cell/>
          <table:table-cell office:value-type="string">
            <text:p><text:span text:style-name="T1">Tap on Description &amp; enter the Description through </text:span><text:span text:style-name="T5">keyboard</text:span></text:p>
          </table:table-cell>
          <table:table-cell table:number-columns-repeated="2"/>
        </table:table-row>
        <table:table-row table:style-name="ro6">
          <table:table-cell table:number-columns-repeated="4"/>
          <table:table-cell table:style-name="ce9"/>
          <table:table-cell table:number-columns-repeated="2"/>
        </table:table-row>
        <table:table-row table:style-name="ro19">
          <table:table-cell table:number-columns-repeated="2"/>
          <table:table-cell office:value-type="string">
            <text:p>17.Check for Email Address</text:p>
          </table:table-cell>
          <table:table-cell/>
          <table:table-cell office:value-type="string">
            <text:p><text:span text:style-name="T1">Tap on Email Address &amp; email address through </text:span><text:span text:style-name="T5">keyboard</text:span>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18.Check for Assigned to</text:p>
          </table:table-cell>
          <table:table-cell/>
          <table:table-cell table:style-name="ce10" office:value-type="string">
            <text:p><text:span text:style-name="T1">Tap on Assigned <text:s/>&amp; select any account from the </text:span></text:p>
            <text:p><text:span text:style-name="T1">Picker view </text:span>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>
            <text:p>19.Check for Type</text:p>
          </table:table-cell>
          <table:table-cell/>
          <table:table-cell table:style-name="ce10" office:value-type="string">
            <text:p>Tap on Type <text:s/>&amp; select any type <text:s/>from the picker </text:p>
          </table:table-cell>
          <table:table-cell office:value-type="string">
            <text:p>User should be able to select the required type from the </text:p>
            <text:p>Picker. <text:s/>The picker Options Are : Analyst , Competitor , </text:p>
            <text:p>Customer, Integrator, Investor , Partner, Press , Prospects,</text:p>
            <text:p>Reseller , Other </text:p>
          </table:table-cell>
          <table:table-cell/>
        </table:table-row>
        <table:table-row table:style-name="ro18">
          <table:table-cell table:number-columns-repeated="2"/>
          <table:table-cell office:value-type="string">
            <text:p>20.Check for Shipping State</text:p>
          </table:table-cell>
          <table:table-cell/>
          <table:table-cell office:value-type="string">
            <text:p><text:span text:style-name="T1">Tap on Shipping State <text:s/>&amp; Enter the state name </text:span></text:p>
            <text:p><text:span text:style-name="T1">Through </text:span><text:span text:style-name="T5">keyboard</text:span></text:p>
          </table:table-cell>
          <table:table-cell table:number-columns-repeated="2"/>
        </table:table-row>
        <table:table-row table:style-name="ro18">
          <table:table-cell table:number-columns-repeated="2"/>
          <table:table-cell office:value-type="string">
            <text:p>21.Check for office Phone</text:p>
          </table:table-cell>
          <table:table-cell/>
          <table:table-cell office:value-type="string">
            <text:p><text:span text:style-name="T1">Tap on Office Phone &amp; enter the Office Phone </text:span></text:p>
            <text:p><text:span text:style-name="T1">Number through </text:span><text:span text:style-name="T5">keyboard</text:span></text:p>
          </table:table-cell>
          <table:table-cell table:number-columns-repeated="2"/>
        </table:table-row>
        <table:table-row table:style-name="ro18">
          <table:table-cell table:number-columns-repeated="2"/>
          <table:table-cell office:value-type="string">
            <text:p>22.Check for Billing Street</text:p>
          </table:table-cell>
          <table:table-cell/>
          <table:table-cell office:value-type="string">
            <text:p><text:span text:style-name="T1">Tap on Billing Street &amp; enter the Billing Street </text:span></text:p>
            <text:p><text:span text:style-name="T1">Through </text:span><text:span text:style-name="T5">keyboard</text:span></text:p>
          </table:table-cell>
          <table:table-cell table:number-columns-repeated="2"/>
        </table:table-row>
        <table:table-row table:style-name="ro18">
          <table:table-cell table:number-columns-repeated="2"/>
          <table:table-cell office:value-type="string">
            <text:p>23.Check for Shipping City</text:p>
          </table:table-cell>
          <table:table-cell/>
          <table:table-cell office:value-type="string">
            <text:p><text:span text:style-name="T1">Tap on Shipping City &amp; enter the Shipping city </text:span></text:p>
            <text:p><text:span text:style-name="T1">Through </text:span><text:span text:style-name="T5">keyboard</text:span></text:p>
          </table:table-cell>
          <table:table-cell table:number-columns-repeated="2"/>
        </table:table-row>
        <table:table-row table:style-name="ro18">
          <table:table-cell table:number-columns-repeated="2"/>
          <table:table-cell office:value-type="string">
            <text:p>24.Check for Shipping Street</text:p>
          </table:table-cell>
          <table:table-cell/>
          <table:table-cell office:value-type="string">
            <text:p><text:span text:style-name="T1">Tap on Shipping Street &amp; enter the Shipping Street </text:span></text:p>
            <text:p><text:span text:style-name="T1">Through </text:span><text:span text:style-name="T5">keyboard</text:span></text:p>
          </table:table-cell>
          <table:table-cell table:number-columns-repeated="2"/>
        </table:table-row>
        <table:table-row table:style-name="ro18">
          <table:table-cell table:number-columns-repeated="2"/>
          <table:table-cell office:value-type="string">
            <text:p>25.Check for Billing Postal Code</text:p>
          </table:table-cell>
          <table:table-cell/>
          <table:table-cell office:value-type="string">
            <text:p><text:span text:style-name="T1">Tap on Billing Postal Code&amp; enter the Postal Code </text:span></text:p>
            <text:p><text:span text:style-name="T1">Through </text:span><text:span text:style-name="T5">keyboard</text:span>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26.Check for Industry</text:p>
          </table:table-cell>
          <table:table-cell/>
          <table:table-cell table:style-name="ce10" office:value-type="string">
            <text:p><text:span text:style-name="T1">Tap on Industry &amp; select the Industry name from </text:span></text:p>
            <text:p><text:span text:style-name="T1">The picker</text:span></text:p>
          </table:table-cell>
          <table:table-cell table:number-columns-repeated="2"/>
        </table:table-row>
        <table:table-row table:style-name="ro19">
          <table:table-cell table:number-columns-repeated="2"/>
          <table:table-cell office:value-type="string">
            <text:p>27.Check for Fax</text:p>
          </table:table-cell>
          <table:table-cell/>
          <table:table-cell office:value-type="string">
            <text:p><text:span text:style-name="T1">Tap on Fax &amp; enter the Fax number through </text:span><text:span text:style-name="T5">keyboard</text:span></text:p>
          </table:table-cell>
          <table:table-cell table:number-columns-repeated="2"/>
        </table:table-row>
      </table:table>
      <table:table table:name="Contacts" table:style-name="ta1" table:print="false">
        <table:table-column table:style-name="co49" table:default-cell-style-name="Default"/>
        <table:table-column table:style-name="co50" table:default-cell-style-name="Default"/>
        <table:table-column table:style-name="co4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8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9" table:default-cell-style-name="Default"/>
        <table:table-column table:style-name="co55" table:default-cell-style-name="Default"/>
        <table:table-row table:style-name="ro20">
          <table:table-cell table:style-name="ce1" office:value-type="string">
            <text:p>Serial Number</text:p>
          </table:table-cell>
          <table:table-cell table:style-name="ce1" office:value-type="string">
            <text:p>TC_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Steps 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creen Shot</text:p>
          </table:table-cell>
          <table:table-cell table:style-name="ce1" table:number-columns-repeated="2"/>
        </table:table-row>
        <table:table-row table:style-name="ro17">
          <table:table-cell office:value-type="float" office:value="1">
            <text:p>1</text:p>
          </table:table-cell>
          <table:table-cell office:value-type="string">
            <text:p>CONT_001</text:p>
          </table:table-cell>
          <table:table-cell office:value-type="string">
            <text:p>Add Contact</text:p>
          </table:table-cell>
          <table:table-cell/>
          <table:table-cell office:value-type="string">
            <text:p>1.Click on app</text:p>
          </table:table-cell>
          <table:table-cell table:number-columns-repeated="5"/>
        </table:table-row>
        <table:table-row table:style-name="ro17">
          <table:table-cell table:number-columns-repeated="4"/>
          <table:table-cell office:value-type="string">
            <text:p>2.Tap on contacts icon in the dash board screen</text:p>
          </table:table-cell>
          <table:table-cell table:number-columns-repeated="5"/>
        </table:table-row>
        <table:table-row table:style-name="ro21">
          <table:table-cell table:number-columns-repeated="4"/>
          <table:table-cell office:value-type="string">
            <text:p>3.Tap on Create button which is there on </text:p>
            <text:p><text:s text:c="3"/>right hand split view &amp; Check if the Add </text:p>
            <text:p>record model view getting pop uped or not</text:p>
          </table:table-cell>
          <table:table-cell table:number-columns-repeated="5"/>
        </table:table-row>
        <table:table-row table:style-name="ro21">
          <table:table-cell table:number-columns-repeated="4"/>
          <table:table-cell office:value-type="string">
            <text:p>4.Check for Add Record Model View Fields </text:p>
            <text:p><text:s/>&amp; all the fields in it are present or not</text:p>
            <text:p/>
          </table:table-cell>
          <table:table-cell table:number-columns-repeated="5"/>
        </table:table-row>
        <table:table-row table:style-name="ro17">
          <table:table-cell table:number-columns-repeated="2"/>
          <table:table-cell office:value-type="string">
            <text:p>5.Check for Required Field</text:p>
          </table:table-cell>
          <table:table-cell office:value-type="string">
            <text:p>User should be on Contacts Page</text:p>
          </table:table-cell>
          <table:table-cell table:number-columns-repeated="6"/>
        </table:table-row>
        <table:table-row table:style-name="ro17">
          <table:table-cell table:number-columns-repeated="2"/>
          <table:table-cell office:value-type="string">
            <text:p>6.Check For Last Name</text:p>
          </table:table-cell>
          <table:table-cell/>
          <table:table-cell office:value-type="string">
            <text:p>Tap on Last Name field</text:p>
          </table:table-cell>
          <table:table-cell table:number-columns-repeated="5"/>
        </table:table-row>
        <table:table-row table:style-name="ro17">
          <table:table-cell table:number-columns-repeated="2"/>
          <table:table-cell office:value-type="string">
            <text:p>7.Check for Optional Fields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8.Check for Email Address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9.Check for Alternate Email Address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10.Check for Alternate Address Street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11.Check for Assigned To (Drop Down)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12.Check for Primary Address Street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13.Check for Primary Address City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14.Check for Mobile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15.Check for Lead Source 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16,Check for Primary address state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17.Check for Description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18.Check for Fax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19.Check for Alternate Address Postal Code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20.Check for Title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21.Check for Primary Address Country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22.Check for Alternate Country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23.Check for Account Name 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24.Check for Alternate Address city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25.Check for Primary Address Postal Code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26.Check for First Name 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27.Check for Department</text:p>
          </table:table-cell>
          <table:table-cell table:number-columns-repeated="7"/>
        </table:table-row>
        <table:table-row table:style-name="ro17">
          <table:table-cell table:number-columns-repeated="2"/>
          <table:table-cell office:value-type="string">
            <text:p>28.Check for Office phone</text:p>
          </table:table-cell>
          <table:table-cell table:number-columns-repeated="7"/>
        </table:table-row>
      </table:table>
      <table:table table:name="Meetings" table:style-name="ta1" table:print="false"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3" table:default-cell-style-name="Default"/>
        <table:table-column table:style-name="co61" table:default-cell-style-name="Default"/>
        <table:table-column table:style-name="co62" table:default-cell-style-name="Default"/>
        <table:table-row table:style-name="ro20">
          <table:table-cell table:style-name="ce1" office:value-type="string">
            <text:p>Serial Number</text:p>
          </table:table-cell>
          <table:table-cell table:style-name="ce1" office:value-type="string">
            <text:p>TC_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Steps </text:p>
          </table:table-cell>
          <table:table-cell table:style-name="ce1" office:value-type="string">
            <text:p>Expected Result</text:p>
          </table:table-cell>
          <table:table-cell table:style-name="ce1" table:number-columns-repeated="2"/>
        </table:table-row>
        <table:table-row table:style-name="ro22">
          <table:table-cell office:value-type="float" office:value="1">
            <text:p>1</text:p>
          </table:table-cell>
          <table:table-cell office:value-type="string">
            <text:p>MTNG_001</text:p>
          </table:table-cell>
          <table:table-cell office:value-type="string">
            <text:p>Add an Meetings Record &amp; verification of </text:p>
            <text:p>Its Fields </text:p>
          </table:table-cell>
          <table:table-cell/>
          <table:table-cell office:value-type="string">
            <text:p>1.Click on the app</text:p>
          </table:table-cell>
          <table:table-cell table:number-columns-repeated="3"/>
        </table:table-row>
        <table:table-row table:style-name="ro22">
          <table:table-cell table:number-columns-repeated="4"/>
          <table:table-cell office:value-type="string">
            <text:p>2.Tap on Meetings icon of the </text:p>
            <text:p>Dashboard screen</text:p>
          </table:table-cell>
          <table:table-cell table:number-columns-repeated="3"/>
        </table:table-row>
        <table:table-row table:style-name="ro21">
          <table:table-cell table:number-columns-repeated="4"/>
          <table:table-cell office:value-type="string">
            <text:p>3.Tap on Create button which is there on </text:p>
            <text:p><text:s text:c="3"/>right hand split view &amp; Check if the Add </text:p>
            <text:p>record model view getting pop uped or not</text:p>
          </table:table-cell>
          <table:table-cell table:number-columns-repeated="3"/>
        </table:table-row>
        <table:table-row table:style-name="ro21">
          <table:table-cell table:number-columns-repeated="4"/>
          <table:table-cell office:value-type="string">
            <text:p>4.Check for Add Record Model View Fields </text:p>
            <text:p><text:s/>&amp; all the fields in it are present or not</text:p>
            <text:p/>
          </table:table-cell>
          <table:table-cell table:number-columns-repeated="3"/>
        </table:table-row>
        <table:table-row table:style-name="ro23">
          <table:table-cell office:value-type="float" office:value="2">
            <text:p>2</text:p>
          </table:table-cell>
          <table:table-cell table:style-name="ce2" office:value-type="string">
            <text:p>MTNG_001</text:p>
          </table:table-cell>
          <table:table-cell office:value-type="string">
            <text:p>Check for Required Fields</text:p>
          </table:table-cell>
          <table:table-cell office:value-type="string">
            <text:p>User should be On Meetings Page</text:p>
          </table:table-cell>
          <table:table-cell office:value-type="string">
            <text:p>Fill all the below mentioned Fields Which</text:p>
            <text:p><text:s/>Is under required category</text:p>
          </table:table-cell>
          <table:table-cell office:value-type="string">
            <text:p>The save button should be activated once the user </text:p>
            <text:p>Enters all the required Fields.</text:p>
            <text:p/>
            <text:p>User Should be able to save the entered User data</text:p>
          </table:table-cell>
          <table:table-cell table:number-columns-repeated="2"/>
        </table:table-row>
        <table:table-row table:style-name="ro22">
          <table:table-cell office:value-type="float" office:value="3">
            <text:p>3</text:p>
          </table:table-cell>
          <table:table-cell office:value-type="string">
            <text:p>MTNG_001</text:p>
          </table:table-cell>
          <table:table-cell office:value-type="string">
            <text:p>Check for Hours Duration</text:p>
          </table:table-cell>
          <table:table-cell/>
          <table:table-cell office:value-type="string">
            <text:p>Tap on Hours Field &amp; select any Option from the hour </text:p>
            <text:p>Picker </text:p>
          </table:table-cell>
          <table:table-cell office:value-type="string">
            <text:p>User should be able to save the selected option</text:p>
          </table:table-cell>
          <table:table-cell table:number-columns-repeated="2"/>
        </table:table-row>
        <table:table-row table:style-name="ro22">
          <table:table-cell table:number-columns-repeated="2"/>
          <table:table-cell office:value-type="string">
            <text:p>Check for Subject</text:p>
          </table:table-cell>
          <table:table-cell/>
          <table:table-cell office:value-type="string">
            <text:p>Tap on Subject field &amp; user should be able to enter any </text:p>
            <text:p>subject through the keyboard</text:p>
          </table:table-cell>
          <table:table-cell table:number-columns-repeated="3"/>
        </table:table-row>
        <table:table-row table:style-name="ro22">
          <table:table-cell table:number-columns-repeated="2"/>
          <table:table-cell office:value-type="string">
            <text:p>Check for Start Date</text:p>
          </table:table-cell>
          <table:table-cell/>
          <table:table-cell office:value-type="string">
            <text:p>Tap on the Start Date Field &amp; select any option from </text:p>
            <text:p>The date picker</text:p>
          </table:table-cell>
          <table:table-cell table:number-columns-repeated="3"/>
        </table:table-row>
        <table:table-row table:style-name="ro22">
          <table:table-cell table:number-columns-repeated="2"/>
          <table:table-cell office:value-type="string">
            <text:p>Check for Minutes Duration</text:p>
          </table:table-cell>
          <table:table-cell/>
          <table:table-cell office:value-type="string">
            <text:p>Tap on Minutes Duration Field &amp; select any Option from </text:p>
            <text:p>the Minutes Picker </text:p>
          </table:table-cell>
          <table:table-cell office:value-type="string">
            <text:p>User should be able to save the selected option</text:p>
          </table:table-cell>
          <table:table-cell table:number-columns-repeated="2"/>
        </table:table-row>
        <table:table-row table:style-name="ro17">
          <table:table-cell table:number-columns-repeated="2"/>
          <table:table-cell office:value-type="string">
            <text:p>Check for Optional Fields</text:p>
          </table:table-cell>
          <table:table-cell table:number-columns-repeated="5"/>
        </table:table-row>
        <table:table-row table:style-name="ro22">
          <table:table-cell table:number-columns-repeated="2"/>
          <table:table-cell office:value-type="string">
            <text:p>Check for Location</text:p>
          </table:table-cell>
          <table:table-cell/>
          <table:table-cell office:value-type="string">
            <text:p>Tap on Location Field &amp; enter the location name using </text:p>
            <text:p>Keyboard</text:p>
          </table:table-cell>
          <table:table-cell office:value-type="string">
            <text:p>User should be able to save the entered user Data</text:p>
          </table:table-cell>
          <table:table-cell table:number-columns-repeated="2"/>
        </table:table-row>
        <table:table-row table:style-name="ro22">
          <table:table-cell table:number-columns-repeated="2"/>
          <table:table-cell office:value-type="string">
            <text:p>Check for Assigned To</text:p>
          </table:table-cell>
          <table:table-cell/>
          <table:table-cell office:value-type="string">
            <text:p>Tap Assigned To field &amp; select any account name from the </text:p>
            <text:p>Account picker</text:p>
          </table:table-cell>
          <table:table-cell office:value-type="string">
            <text:p>User should be able to save the selected option</text:p>
          </table:table-cell>
          <table:table-cell table:number-columns-repeated="2"/>
        </table:table-row>
        <table:table-row table:style-name="ro22">
          <table:table-cell table:number-columns-repeated="2"/>
          <table:table-cell office:value-type="string">
            <text:p>Check for Reminder Time</text:p>
          </table:table-cell>
          <table:table-cell/>
          <table:table-cell office:value-type="string">
            <text:p>Tap on Reminder time field &amp; select any option from the </text:p>
            <text:p>Picker list</text:p>
          </table:table-cell>
          <table:table-cell office:value-type="string">
            <text:p>User should be able to save the entered user Data</text:p>
          </table:table-cell>
          <table:table-cell table:number-columns-repeated="2"/>
        </table:table-row>
        <table:table-row table:style-name="ro17">
          <table:table-cell table:number-columns-repeated="2"/>
          <table:table-cell office:value-type="string">
            <text:p>Check for Status</text:p>
          </table:table-cell>
          <table:table-cell/>
          <table:table-cell office:value-type="string">
            <text:p>Tap Status field &amp; select any option from the Status picker</text:p>
          </table:table-cell>
          <table:table-cell office:value-type="string">
            <text:p>User should be able to save the entered user Data</text:p>
          </table:table-cell>
          <table:table-cell table:number-columns-repeated="2"/>
        </table:table-row>
        <table:table-row table:style-name="ro22">
          <table:table-cell table:number-columns-repeated="2"/>
          <table:table-cell office:value-type="string">
            <text:p>Check for Description</text:p>
          </table:table-cell>
          <table:table-cell/>
          <table:table-cell office:value-type="string">
            <text:p>Tap on Description Filed &amp; enter the description from</text:p>
            <text:p>The keyboard </text:p>
          </table:table-cell>
          <table:table-cell office:value-type="string">
            <text:p>User should be able to enter &amp; save the entered Data</text:p>
          </table:table-cell>
          <table:table-cell table:number-columns-repeated="2"/>
        </table:table-row>
      </table:table>
      <table:table table:name="Settings" table:style-name="ta1" table:print="false"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7" table:default-cell-style-name="Default"/>
        <table:table-column table:style-name="co9" table:number-columns-repeated="1015" table:default-cell-style-name="Default"/>
        <table:table-row table:style-name="ro20">
          <table:table-cell table:style-name="ce1" office:value-type="string">
            <text:p>Serial Number</text:p>
          </table:table-cell>
          <table:table-cell table:style-name="ce1" office:value-type="string">
            <text:p>TC_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Steps 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table:number-columns-repeated="1017"/>
        </table:table-row>
        <table:table-row table:style-name="ro22">
          <table:table-cell office:value-type="float" office:value="1">
            <text:p>1</text:p>
          </table:table-cell>
          <table:table-cell office:value-type="string">
            <text:p>STNG_001</text:p>
          </table:table-cell>
          <table:table-cell office:value-type="string">
            <text:p>App Settings &amp; check for verification </text:p>
            <text:p>Fields</text:p>
          </table:table-cell>
          <table:table-cell/>
          <table:table-cell office:value-type="string">
            <text:p>1. Tap on app icon </text:p>
          </table:table-cell>
          <table:table-cell office:value-type="string">
            <text:p>App should get opened</text:p>
          </table:table-cell>
          <table:table-cell table:number-columns-repeated="1018"/>
        </table:table-row>
        <table:table-row table:style-name="ro17">
          <table:table-cell table:number-columns-repeated="4"/>
          <table:table-cell office:value-type="string">
            <text:p>2.Tap on settings icon which is on top right icon </text:p>
          </table:table-cell>
          <table:table-cell office:value-type="string">
            <text:p>Setting page get opened</text:p>
          </table:table-cell>
          <table:table-cell table:number-columns-repeated="1018"/>
        </table:table-row>
        <table:table-row table:style-name="ro22">
          <table:table-cell office:value-type="float" office:value="2">
            <text:p>2</text:p>
          </table:table-cell>
          <table:table-cell/>
          <table:table-cell office:value-type="string">
            <text:p>Check for URL fields</text:p>
          </table:table-cell>
          <table:table-cell office:value-type="string">
            <text:p>User Should be on settings Page</text:p>
          </table:table-cell>
          <table:table-cell office:value-type="string">
            <text:p>3.Tap on URL <text:s/>Field &amp; enter the server URL.</text:p>
            <text:p><text:s/>(ex .<text:a xlink:href="https://127.0.0.1/sugarcrm/server">https://127.0.0.1/sugarcrm/server</text:a>/v4//rest.php)</text:p>
          </table:table-cell>
          <table:table-cell office:value-type="string">
            <text:p>User should be able to enter the url </text:p>
          </table:table-cell>
          <table:table-cell table:number-columns-repeated="1018"/>
        </table:table-row>
        <table:table-row table:style-name="ro17">
          <table:table-cell office:value-type="float" office:value="3">
            <text:p>3</text:p>
          </table:table-cell>
          <table:table-cell/>
          <table:table-cell office:value-type="string">
            <text:p>Check for User Name</text:p>
          </table:table-cell>
          <table:table-cell/>
          <table:table-cell office:value-type="string">
            <text:p>4. Tap on User Name Field &amp; enter the user name (will)</text:p>
          </table:table-cell>
          <table:table-cell office:value-type="string">
            <text:p>User should be able to enter the UserNAme</text:p>
          </table:table-cell>
          <table:table-cell table:number-columns-repeated="1018"/>
        </table:table-row>
        <table:table-row table:style-name="ro17">
          <table:table-cell office:value-type="float" office:value="4">
            <text:p>4</text:p>
          </table:table-cell>
          <table:table-cell/>
          <table:table-cell office:value-type="string">
            <text:p>Check for Password</text:p>
          </table:table-cell>
          <table:table-cell/>
          <table:table-cell office:value-type="string">
            <text:p>5. Tap on <text:s/>Password Field &amp; enter the password (will)</text:p>
          </table:table-cell>
          <table:table-cell office:value-type="string">
            <text:p>User should be able to open Password</text:p>
          </table:table-cell>
          <table:table-cell table:number-columns-repeated="1018"/>
        </table:table-row>
        <table:table-row table:style-name="ro22">
          <table:table-cell office:value-type="float" office:value="5">
            <text:p>5</text:p>
          </table:table-cell>
          <table:table-cell/>
          <table:table-cell office:value-type="string">
            <text:p>Check for Sync Settings</text:p>
          </table:table-cell>
          <table:table-cell/>
          <table:table-cell office:value-type="string">
            <text:p>6.Tap on <text:s/>sync settings Field</text:p>
          </table:table-cell>
          <table:table-cell office:value-type="string">
            <text:p>User should be able to navigate to sync </text:p>
            <text:p>Settings Page</text:p>
          </table:table-cell>
          <table:table-cell table:number-columns-repeated="1018"/>
        </table:table-row>
        <table:table-row table:style-name="ro17">
          <table:table-cell office:value-type="float" office:value="6">
            <text:p>6</text:p>
          </table:table-cell>
          <table:table-cell/>
          <table:table-cell office:value-type="string">
            <text:p>Check for Logout</text:p>
          </table:table-cell>
          <table:table-cell/>
          <table:table-cell office:value-type="string">
            <text:p>7.Tap on <text:s/>Logout</text:p>
          </table:table-cell>
          <table:table-cell office:value-type="string">
            <text:p>User should be able to logout </text:p>
          </table:table-cell>
          <table:table-cell table:number-columns-repeated="1018"/>
        </table:table-row>
        <table:table-row table:style-name="ro17">
          <table:table-cell table:number-columns-repeated="1024"/>
        </table:table-row>
        <table:table-row table:style-name="ro22">
          <table:table-cell office:value-type="float" office:value="7">
            <text:p>7</text:p>
          </table:table-cell>
          <table:table-cell/>
          <table:table-cell office:value-type="string">
            <text:p>Sync Settings &amp; check for verification </text:p>
            <text:p>Of its fields</text:p>
          </table:table-cell>
          <table:table-cell office:value-type="string">
            <text:p>User Should be on settings Page</text:p>
          </table:table-cell>
          <table:table-cell table:number-columns-repeated="1020"/>
        </table:table-row>
        <table:table-row table:style-name="ro22">
          <table:table-cell office:value-type="float" office:value="8">
            <text:p>8</text:p>
          </table:table-cell>
          <table:table-cell/>
          <table:table-cell office:value-type="string">
            <text:p>Check for start Date</text:p>
          </table:table-cell>
          <table:table-cell/>
          <table:table-cell office:value-type="string">
            <text:p>8.Tap on start date date Picker field &amp; select any of the</text:p>
            <text:p><text:s/>Date from the date picker</text:p>
          </table:table-cell>
          <table:table-cell office:value-type="string">
            <text:p>User should be able to select the date needed</text:p>
            <text:p><text:s/>By the user</text:p>
          </table:table-cell>
          <table:table-cell table:number-columns-repeated="1018"/>
        </table:table-row>
        <table:table-row table:style-name="ro22">
          <table:table-cell office:value-type="float" office:value="9">
            <text:p>9</text:p>
          </table:table-cell>
          <table:table-cell/>
          <table:table-cell office:value-type="string">
            <text:p>Check for EndDate</text:p>
          </table:table-cell>
          <table:table-cell/>
          <table:table-cell office:value-type="string">
            <text:p>9.Tap on End date date Picker field &amp; select any of the <text:s/></text:p>
            <text:p>Date from the date picker</text:p>
          </table:table-cell>
          <table:table-cell office:value-type="string">
            <text:p>User should be able to select the date needed </text:p>
            <text:p><text:s/>By the user</text:p>
          </table:table-cell>
          <table:table-cell table:number-columns-repeated="1018"/>
        </table:table-row>
        <table:table-row table:style-name="ro21">
          <table:table-cell office:value-type="float" office:value="10">
            <text:p>10</text:p>
          </table:table-cell>
          <table:table-cell/>
          <table:table-cell office:value-type="string">
            <text:p>Check for Sync Now Field</text:p>
          </table:table-cell>
          <table:table-cell/>
          <table:table-cell office:value-type="string">
            <text:p>10.Tap on Sync now field </text:p>
          </table:table-cell>
          <table:table-cell office:value-type="string">
            <text:p>User should be able to see an alert pop with the</text:p>
            <text:p><text:s/>Message “please wait while syncing “ , &amp; the </text:p>
            <text:p>data should get synced. </text:p>
          </table:table-cell>
          <table:table-cell table:number-columns-repeated="1018"/>
        </table:table-row>
        <table:table-row table:style-name="ro22">
          <table:table-cell office:value-type="float" office:value="11">
            <text:p>11</text:p>
          </table:table-cell>
          <table:table-cell/>
          <table:table-cell office:value-type="string">
            <text:p>Check for Erase All field </text:p>
          </table:table-cell>
          <table:table-cell/>
          <table:table-cell office:value-type="string">
            <text:p>11. Tap on Erase all field </text:p>
          </table:table-cell>
          <table:table-cell office:value-type="string">
            <text:p>the existing data should get erased from the </text:p>
            <text:p>App db </text:p>
          </table:table-cell>
          <table:table-cell table:number-columns-repeated="1018"/>
        </table:table-row>
      </table:table>
      <table:table table:name="Other Funcationalities" table:style-name="ta1" table:print="false">
        <table:table-column table:style-name="co69" table:default-cell-style-name="Default"/>
        <table:table-column table:style-name="co3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" table:default-cell-style-name="Default"/>
        <table:table-column table:style-name="co28" table:default-cell-style-name="Default"/>
        <table:table-column table:style-name="co9" table:number-columns-repeated="1016" table:default-cell-style-name="Default"/>
        <table:table-row table:style-name="ro20">
          <table:table-cell table:style-name="ce1" office:value-type="string">
            <text:p>Serial Number</text:p>
          </table:table-cell>
          <table:table-cell table:style-name="ce1" office:value-type="string">
            <text:p>TC_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Steps 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table:number-columns-repeated="1017"/>
        </table:table-row>
        <table:table-row table:style-name="ro17">
          <table:table-cell table:number-columns-repeated="1024"/>
        </table:table-row>
        <table:table-row table:style-name="ro24">
          <table:table-cell office:value-type="float" office:value="1">
            <text:p>1</text:p>
          </table:table-cell>
          <table:table-cell office:value-type="string">
            <text:p>Other_001</text:p>
          </table:table-cell>
          <table:table-cell office:value-type="string">
            <text:p>Delete Record</text:p>
          </table:table-cell>
          <table:table-cell office:value-type="string">
            <text:p>User should have some record in the list</text:p>
          </table:table-cell>
          <table:table-cell office:value-type="string">
            <text:p>1. Tap on the App</text:p>
            <text:p/>
            <text:p><text:s/></text:p>
            <text:p/>
            <text:p/>
            <text:p/>
          </table:table-cell>
          <table:table-cell office:value-type="string">
            <text:p>The app should be opened </text:p>
          </table:table-cell>
          <table:table-cell table:number-columns-repeated="1018"/>
        </table:table-row>
        <table:table-row table:style-name="ro17">
          <table:table-cell table:number-columns-repeated="4"/>
          <table:table-cell office:value-type="string">
            <text:p>2. Tap on any module of the app.</text:p>
          </table:table-cell>
          <table:table-cell office:value-type="string">
            <text:p>The tapped module should get opened</text:p>
          </table:table-cell>
          <table:table-cell table:number-columns-repeated="1018"/>
        </table:table-row>
        <table:table-row table:style-name="ro22">
          <table:table-cell table:number-columns-repeated="4"/>
          <table:table-cell office:value-type="string">
            <text:p>3. Open the detailed view of any of the record which </text:p>
            <text:p>Is getting displayed in left hand side list view</text:p>
          </table:table-cell>
          <table:table-cell office:value-type="string">
            <text:p>The detail view of the selected record </text:p>
            <text:p>Should get opened</text:p>
          </table:table-cell>
          <table:table-cell table:number-columns-repeated="1018"/>
        </table:table-row>
        <table:table-row table:style-name="ro21">
          <table:table-cell table:number-columns-repeated="4"/>
          <table:table-cell office:value-type="string">
            <text:p>4. Tap on the delete icon on the details model view</text:p>
            <text:p>Which is there on the top right hand side</text:p>
          </table:table-cell>
          <table:table-cell office:value-type="string">
            <text:p>A confirm alert pop should get </text:p>
            <text:p>displayed with the message “ Do you </text:p>
            <text:p>really want to delete the record “ ? </text:p>
          </table:table-cell>
          <table:table-cell table:style-name="ce11"/>
          <table:table-cell table:number-columns-repeated="1017"/>
        </table:table-row>
        <table:table-row table:style-name="ro17">
          <table:table-cell table:number-columns-repeated="4"/>
          <table:table-cell office:value-type="string">
            <text:p>5. Tap on ok option</text:p>
          </table:table-cell>
          <table:table-cell office:value-type="string">
            <text:p>The selected record should get deleted</text:p>
          </table:table-cell>
          <table:table-cell table:number-columns-repeated="1018"/>
        </table:table-row>
        <table:table-row table:style-name="ro22">
          <table:table-cell table:number-columns-repeated="4"/>
          <table:table-cell office:value-type="string">
            <text:p>6. Do the steps till 4<text:span text:style-name="T6">th</text:span>, Tap on cancel icon</text:p>
          </table:table-cell>
          <table:table-cell office:value-type="string">
            <text:p>The confirm should get disappeared &amp; </text:p>
            <text:p>The record detail view should get displayed</text:p>
          </table:table-cell>
          <table:table-cell table:number-columns-repeated="1018"/>
        </table:table-row>
        <table:table-row table:style-name="ro17" table:number-rows-repeated="2">
          <table:table-cell table:number-columns-repeated="1024"/>
        </table:table-row>
        <table:table-row table:style-name="ro22">
          <table:table-cell table:number-columns-repeated="2"/>
          <table:table-cell office:value-type="string">
            <text:p>NOTE:</text:p>
          </table:table-cell>
          <table:table-cell office:value-type="string">
            <text:p>The above scenario should be repeated for </text:p>
            <text:p>each module of the app</text:p>
          </table:table-cell>
          <table:table-cell table:number-columns-repeated="1020"/>
        </table:table-row>
        <table:table-row table:style-name="ro17">
          <table:table-cell table:number-columns-repeated="1024"/>
        </table:table-row>
        <table:table-row table:style-name="ro24">
          <table:table-cell office:value-type="float" office:value="2">
            <text:p>2</text:p>
          </table:table-cell>
          <table:table-cell office:value-type="string">
            <text:p>Other_002</text:p>
          </table:table-cell>
          <table:table-cell office:value-type="string">
            <text:p>Edit Record</text:p>
          </table:table-cell>
          <table:table-cell office:value-type="string">
            <text:p>User should have some record in the list</text:p>
          </table:table-cell>
          <table:table-cell office:value-type="string">
            <text:p>1. Tap on the App</text:p>
            <text:p/>
            <text:p><text:s/></text:p>
            <text:p/>
            <text:p/>
            <text:p/>
          </table:table-cell>
          <table:table-cell office:value-type="string">
            <text:p>The app should be opened </text:p>
          </table:table-cell>
          <table:table-cell table:number-columns-repeated="1018"/>
        </table:table-row>
        <table:table-row table:style-name="ro17">
          <table:table-cell table:number-columns-repeated="4"/>
          <table:table-cell office:value-type="string">
            <text:p>2. Tap on any module of the app.</text:p>
          </table:table-cell>
          <table:table-cell office:value-type="string">
            <text:p>The tapped module should get opened</text:p>
          </table:table-cell>
          <table:table-cell table:number-columns-repeated="1018"/>
        </table:table-row>
        <table:table-row table:style-name="ro22">
          <table:table-cell table:number-columns-repeated="4"/>
          <table:table-cell office:value-type="string">
            <text:p>3. Open the detailed view of any of the record which </text:p>
            <text:p>Is getting displayed in left hand side list view</text:p>
          </table:table-cell>
          <table:table-cell office:value-type="string">
            <text:p>The detail view of the selected record </text:p>
            <text:p>Should get opened</text:p>
          </table:table-cell>
          <table:table-cell table:number-columns-repeated="1018"/>
        </table:table-row>
        <table:table-row table:style-name="ro21">
          <table:table-cell table:number-columns-repeated="4"/>
          <table:table-cell office:value-type="string">
            <text:p>4. Tap on the Edit icon on the details model view</text:p>
            <text:p>Which is there on the top right hand side</text:p>
          </table:table-cell>
          <table:table-cell office:value-type="string">
            <text:p>The Edit View of the record should get opened</text:p>
            <text:p>The user should be able to edit the record &amp; update it</text:p>
            <text:p/>
          </table:table-cell>
          <table:table-cell table:number-columns-repeated="1018"/>
        </table:table-row>
        <table:table-row table:style-name="ro17">
          <table:table-cell table:number-columns-repeated="4"/>
          <table:table-cell office:value-type="string">
            <text:p>5.Edit the required things</text:p>
          </table:table-cell>
          <table:table-cell table:number-columns-repeated="1019"/>
        </table:table-row>
        <table:table-row table:style-name="ro22">
          <table:table-cell office:value-type="float" office:value="3">
            <text:p>3</text:p>
          </table:table-cell>
          <table:table-cell office:value-type="string">
            <text:p>Other_003</text:p>
          </table:table-cell>
          <table:table-cell office:value-type="string">
            <text:p>Save Functionality of EDIT</text:p>
          </table:table-cell>
          <table:table-cell/>
          <table:table-cell office:value-type="string">
            <text:p>6.Tap on Save</text:p>
          </table:table-cell>
          <table:table-cell office:value-type="string">
            <text:p>User shoukd be able to save the changes</text:p>
            <text:p>Done by the user </text:p>
          </table:table-cell>
          <table:table-cell table:number-columns-repeated="1018"/>
        </table:table-row>
        <table:table-row table:style-name="ro25">
          <table:table-cell office:value-type="float" office:value="4">
            <text:p>4</text:p>
          </table:table-cell>
          <table:table-cell office:value-type="string">
            <text:p>Other _004</text:p>
          </table:table-cell>
          <table:table-cell office:value-type="string">
            <text:p>Discard Functionality of EDIT</text:p>
          </table:table-cell>
          <table:table-cell/>
          <table:table-cell office:value-type="string">
            <text:p>7. Repeat the steps till 5<text:span text:style-name="T6">th</text:span>, Tap on discard icon</text:p>
          </table:table-cell>
          <table:table-cell office:value-type="string">
            <text:p>User should be able to discard the changes</text:p>
          </table:table-cell>
          <table:table-cell table:number-columns-repeated="1018"/>
        </table:table-row>
        <table:table-row table:style-name="ro24">
          <table:table-cell office:value-type="float" office:value="5">
            <text:p>5</text:p>
          </table:table-cell>
          <table:table-cell office:value-type="string">
            <text:p>Other_005</text:p>
          </table:table-cell>
          <table:table-cell office:value-type="string">
            <text:p>Individual Sync Functionalty</text:p>
          </table:table-cell>
          <table:table-cell office:value-type="string">
            <text:p>User should have some record in the list</text:p>
          </table:table-cell>
          <table:table-cell office:value-type="string">
            <text:p>1. Tap on the App</text:p>
            <text:p/>
            <text:p><text:s/></text:p>
            <text:p/>
            <text:p/>
            <text:p/>
          </table:table-cell>
          <table:table-cell office:value-type="string">
            <text:p>The app should be opened </text:p>
          </table:table-cell>
          <table:table-cell table:number-columns-repeated="1018"/>
        </table:table-row>
        <table:table-row table:style-name="ro17">
          <table:table-cell table:number-columns-repeated="4"/>
          <table:table-cell office:value-type="string">
            <text:p>2. Tap on any module of the app.</text:p>
          </table:table-cell>
          <table:table-cell office:value-type="string">
            <text:p>The tapped module should get opened</text:p>
          </table:table-cell>
          <table:table-cell table:number-columns-repeated="1018"/>
        </table:table-row>
        <table:table-row table:style-name="ro24">
          <table:table-cell table:number-columns-repeated="4"/>
          <table:table-cell office:value-type="string">
            <text:p>3. Tap on middle icon of the list view I.e the sync icon </text:p>
            <text:p>Which is there on the top right hand side of the List View</text:p>
          </table:table-cell>
          <table:table-cell office:value-type="string">
            <text:p>A alert box should get displayed with </text:p>
            <text:p>the message “ Please wait while syncing “ &amp; once </text:p>
            <text:p>the sync is finished a confirm alert box should get </text:p>
            <text:p>Displayed with the message “ Sync completed “</text:p>
            <text:p/>
            <text:p/>
          </table:table-cell>
          <table:table-cell table:number-columns-repeated="1018"/>
        </table:table-row>
        <table:table-row table:style-name="ro17" table:number-rows-repeated="6">
          <table:table-cell table:number-columns-repeated="1024"/>
        </table:table-row>
        <table:table-row table:style-name="ro17">
          <table:table-cell office:value-type="float" office:value="6">
            <text:p>6</text:p>
          </table:table-cell>
          <table:table-cell office:value-type="string">
            <text:p>Other_006</text:p>
          </table:table-cell>
          <table:table-cell office:value-type="string">
            <text:p>Offline Add Record</text:p>
          </table:table-cell>
          <table:table-cell office:value-type="string">
            <text:p>Disable the internet connectivity from the ipad</text:p>
          </table:table-cell>
          <table:table-cell office:value-type="string">
            <text:p>Do the add functionality as mentaioned above </text:p>
          </table:table-cell>
          <table:table-cell office:value-type="string">
            <text:p>The record should get added &amp; displayed in the ;list view</text:p>
          </table:table-cell>
          <table:table-cell table:number-columns-repeated="1018"/>
        </table:table-row>
        <table:table-row table:style-name="ro22">
          <table:table-cell table:number-columns-repeated="4"/>
          <table:table-cell office:value-type="string">
            <text:p>Enable the internet connectivity of the ipad &amp; tap on invidual sync </text:p>
            <text:p>Icon of any of the module</text:p>
          </table:table-cell>
          <table:table-cell office:value-type="string">
            <text:p>The Sync should happen</text:p>
          </table:table-cell>
          <table:table-cell table:number-columns-repeated="1018"/>
        </table:table-row>
        <table:table-row table:style-name="ro21">
          <table:table-cell table:number-columns-repeated="4"/>
          <table:table-cell office:value-type="string">
            <text:p>Go to web &amp; open the server url for the working user &amp; open the </text:p>
            <text:p>specific module where you have added the offline record</text:p>
          </table:table-cell>
          <table:table-cell office:value-type="string">
            <text:p>The record should be synced with the server &amp; the </text:p>
            <text:p>The record should be visible in the list view of the</text:p>
            <text:p><text:s/>Web of that particular module</text:p>
          </table:table-cell>
          <table:table-cell table:number-columns-repeated="1018"/>
        </table:table-row>
        <table:table-row table:style-name="ro17" table:number-rows-repeated="2">
          <table:table-cell table:number-columns-repeated="1024"/>
        </table:table-row>
        <table:table-row table:style-name="ro22">
          <table:table-cell table:number-columns-repeated="2"/>
          <table:table-cell office:value-type="string">
            <text:p>NOTE: Do the same stpes for all the modules</text:p>
          </table:table-cell>
          <table:table-cell office:value-type="string">
            <text:p>Disable the internet connectivity from the ipad</text:p>
          </table:table-cell>
          <table:table-cell office:value-type="string">
            <text:p>Do the Delete functionality as mentaioned above </text:p>
          </table:table-cell>
          <table:table-cell office:value-type="string">
            <text:p>The record should get deleted <text:s/>&amp; should not be </text:p>
            <text:p>Displayed in the ;list view</text:p>
          </table:table-cell>
          <table:table-cell table:number-columns-repeated="1018"/>
        </table:table-row>
        <table:table-row table:style-name="ro22">
          <table:table-cell office:value-type="float" office:value="7">
            <text:p>7</text:p>
          </table:table-cell>
          <table:table-cell office:value-type="string">
            <text:p>Other _007</text:p>
          </table:table-cell>
          <table:table-cell office:value-type="string">
            <text:p>Offline _Delete Record</text:p>
          </table:table-cell>
          <table:table-cell/>
          <table:table-cell office:value-type="string">
            <text:p>Enable the internet connectivity of the ipad &amp; tap on invidual sync </text:p>
            <text:p>Icon of any of the module</text:p>
          </table:table-cell>
          <table:table-cell office:value-type="string">
            <text:p>The Sync should happen</text:p>
          </table:table-cell>
          <table:table-cell table:number-columns-repeated="1018"/>
        </table:table-row>
        <table:table-row table:style-name="ro26">
          <table:table-cell table:number-columns-repeated="4"/>
          <table:table-cell office:value-type="string">
            <text:p>Go to web &amp; open the server url for the working user &amp; open the </text:p>
            <text:p>specific module where you have deleted <text:s/>the offline record</text:p>
          </table:table-cell>
          <table:table-cell office:value-type="string">
            <text:p>The app should be synced with the server &amp; the </text:p>
            <text:p>The record should not visible in the list view of the</text:p>
            <text:p><text:s/>Web of that particular module.</text:p>
            <text:p>Before syncing croos check in the web for the initial</text:p>
            <text:p>Displaying of the deleted record</text:p>
          </table:table-cell>
          <table:table-cell/>
          <table:table-cell table:style-name="ce11"/>
          <table:table-cell table:number-columns-repeated="1016"/>
        </table:table-row>
      </table:table>
      <table:table table:name="Sheet10" table:style-name="ta1" table:print="false">
        <table:table-column table:style-name="co9" table:default-cell-style-name="Default"/>
        <table:table-row table:style-name="ro6">
          <table:table-cell/>
        </table:table-row>
      </table:table>
      <table:table table:name="Final Report" table:style-name="ta1" table:print="false">
        <table:table-column table:style-name="co9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28/11/2012</text:date>, <text:time>10:1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01T11:11:28.30</meta:creation-date>
    <meta:generator>OpenOffice.org/3.3$Unix OpenOffice.org_project/330m20$Build-9567</meta:generator>
    <dc:date>2012-11-28T10:17:59</dc:date>
    <meta:editing-duration>P1DT23H34M16S</meta:editing-duration>
    <meta:editing-cycles>59</meta:editing-cycles>
    <dc:creator>smruti tn</dc:creator>
    <meta:document-statistic meta:table-count="12" meta:cell-count="634" meta:object-count="0"/>
  </office:meta>
</office:document-meta>
</file>